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16d71"/>
    </style:style>
    <style:style style:name="P4" style:family="paragraph" style:parent-style-name="Text_20_body">
      <style:paragraph-properties fo:text-align="justify" style:justify-single-word="false"/>
      <style:text-properties officeooo:paragraph-rsid="00316d71"/>
    </style:style>
    <style:style style:name="P5" style:family="paragraph" style:parent-style-name="Text_20_body">
      <style:paragraph-properties fo:text-align="justify" style:justify-single-word="false"/>
      <style:text-properties officeooo:paragraph-rsid="003208c1"/>
    </style:style>
    <style:style style:name="P6" style:family="paragraph" style:parent-style-name="Standard">
      <style:paragraph-properties fo:text-align="justify" style:justify-single-word="false"/>
      <style:text-properties officeooo:paragraph-rsid="003218e9"/>
    </style:style>
    <style:style style:name="P7" style:family="paragraph" style:parent-style-name="Text_20_body">
      <style:paragraph-properties fo:text-align="justify" style:justify-single-word="false"/>
      <style:text-properties officeooo:paragraph-rsid="003218e9"/>
    </style:style>
    <style:style style:name="P8" style:family="paragraph" style:parent-style-name="Standard">
      <style:paragraph-properties fo:text-align="justify" style:justify-single-word="false"/>
      <style:text-properties officeooo:paragraph-rsid="0038ca53"/>
    </style:style>
    <style:style style:name="P9" style:family="paragraph" style:parent-style-name="Text_20_body">
      <style:paragraph-properties fo:text-align="justify" style:justify-single-word="false"/>
      <style:text-properties officeooo:paragraph-rsid="0038ca53"/>
    </style:style>
    <style:style style:name="P10" style:family="paragraph" style:parent-style-name="Text_20_body">
      <style:paragraph-properties fo:text-align="justify" style:justify-single-word="false"/>
      <style:text-properties officeooo:paragraph-rsid="00396ce7"/>
    </style:style>
    <style:style style:name="P11" style:family="paragraph" style:parent-style-name="Standard">
      <style:paragraph-properties fo:text-align="justify" style:justify-single-word="false"/>
      <style:text-properties officeooo:paragraph-rsid="003f6c01"/>
    </style:style>
    <style:style style:name="P12" style:family="paragraph" style:parent-style-name="Text_20_body">
      <style:paragraph-properties fo:text-align="justify" style:justify-single-word="false"/>
      <style:text-properties officeooo:paragraph-rsid="003f6c01"/>
    </style:style>
    <style:style style:name="P13" style:family="paragraph" style:parent-style-name="Standard">
      <style:paragraph-properties fo:text-align="justify" style:justify-single-word="false"/>
      <style:text-properties officeooo:paragraph-rsid="00405f87"/>
    </style:style>
    <style:style style:name="P14" style:family="paragraph" style:parent-style-name="Text_20_body">
      <style:paragraph-properties fo:text-align="justify" style:justify-single-word="false"/>
      <style:text-properties officeooo:paragraph-rsid="00405f87"/>
    </style:style>
    <style:style style:name="P15" style:family="paragraph" style:parent-style-name="Text_20_body">
      <style:paragraph-properties fo:text-align="justify" style:justify-single-word="false"/>
      <style:text-properties officeooo:paragraph-rsid="0041cc18"/>
    </style:style>
    <style:style style:name="P16" style:family="paragraph" style:parent-style-name="Standard">
      <style:paragraph-properties fo:text-align="justify" style:justify-single-word="false"/>
      <style:text-properties officeooo:paragraph-rsid="004596b9"/>
    </style:style>
    <style:style style:name="P17" style:family="paragraph" style:parent-style-name="Text_20_body">
      <style:paragraph-properties fo:text-align="justify" style:justify-single-word="false"/>
      <style:text-properties officeooo:paragraph-rsid="004596b9"/>
    </style:style>
    <style:style style:name="P18" style:family="paragraph" style:parent-style-name="Text_20_body">
      <style:paragraph-properties fo:text-align="justify" style:justify-single-word="false"/>
      <style:text-properties officeooo:paragraph-rsid="00470010"/>
    </style:style>
    <style:style style:name="P19" style:family="paragraph" style:parent-style-name="Standard">
      <style:paragraph-properties fo:text-align="justify" style:justify-single-word="false"/>
      <style:text-properties officeooo:paragraph-rsid="004c6f4a"/>
    </style:style>
    <style:style style:name="P20" style:family="paragraph" style:parent-style-name="Text_20_body">
      <style:paragraph-properties fo:text-align="justify" style:justify-single-word="false"/>
      <style:text-properties officeooo:paragraph-rsid="004c6f4a"/>
    </style:style>
    <style:style style:name="P21" style:family="paragraph" style:parent-style-name="Standard">
      <style:paragraph-properties fo:text-align="justify" style:justify-single-word="false"/>
      <style:text-properties officeooo:paragraph-rsid="0053c8e4"/>
    </style:style>
    <style:style style:name="P22" style:family="paragraph" style:parent-style-name="Text_20_body">
      <style:paragraph-properties fo:text-align="justify" style:justify-single-word="false"/>
      <style:text-properties officeooo:paragraph-rsid="0053c8e4"/>
    </style:style>
    <style:style style:name="P23" style:family="paragraph" style:parent-style-name="Text_20_body">
      <style:paragraph-properties fo:text-align="justify" style:justify-single-word="false"/>
      <style:text-properties officeooo:paragraph-rsid="006173b4"/>
    </style:style>
    <style:style style:name="P24" style:family="paragraph" style:parent-style-name="Text_20_body">
      <style:paragraph-properties fo:text-align="justify" style:justify-single-word="false"/>
      <style:text-properties officeooo:paragraph-rsid="006819c0"/>
    </style:style>
    <style:style style:name="P25" style:family="paragraph" style:parent-style-name="Standard">
      <style:paragraph-properties fo:text-align="justify" style:justify-single-word="false"/>
      <style:text-properties officeooo:paragraph-rsid="006ecc08"/>
    </style:style>
    <style:style style:name="P26" style:family="paragraph" style:parent-style-name="Text_20_body">
      <style:paragraph-properties fo:text-align="justify" style:justify-single-word="false"/>
      <style:text-properties officeooo:paragraph-rsid="006ecc08"/>
    </style:style>
    <style:style style:name="P27" style:family="paragraph" style:parent-style-name="Text_20_body">
      <style:paragraph-properties fo:text-align="justify" style:justify-single-word="false"/>
      <style:text-properties officeooo:paragraph-rsid="0070b0b5"/>
    </style:style>
    <style:style style:name="P28" style:family="paragraph" style:parent-style-name="Text_20_body">
      <style:paragraph-properties fo:text-align="justify" style:justify-single-word="false"/>
      <style:text-properties officeooo:paragraph-rsid="0073618b"/>
    </style:style>
    <style:style style:name="P29" style:family="paragraph" style:parent-style-name="Standard">
      <style:paragraph-properties fo:text-align="justify" style:justify-single-word="false"/>
      <style:text-properties officeooo:paragraph-rsid="007a6c46"/>
    </style:style>
    <style:style style:name="P30" style:family="paragraph" style:parent-style-name="Text_20_body">
      <style:paragraph-properties fo:text-align="justify" style:justify-single-word="false"/>
      <style:text-properties officeooo:paragraph-rsid="007a6c46"/>
    </style:style>
    <style:style style:name="P31" style:family="paragraph" style:parent-style-name="Standard">
      <style:paragraph-properties fo:text-align="justify" style:justify-single-word="false"/>
      <style:text-properties officeooo:paragraph-rsid="007c5f11"/>
    </style:style>
    <style:style style:name="P32" style:family="paragraph" style:parent-style-name="Text_20_body">
      <style:paragraph-properties fo:text-align="justify" style:justify-single-word="false"/>
      <style:text-properties officeooo:paragraph-rsid="007c5f11"/>
    </style:style>
    <style:style style:name="P33" style:family="paragraph" style:parent-style-name="Standard">
      <style:paragraph-properties fo:text-align="justify" style:justify-single-word="false"/>
      <style:text-properties officeooo:paragraph-rsid="0081cccb"/>
    </style:style>
    <style:style style:name="P34" style:family="paragraph" style:parent-style-name="Text_20_body">
      <style:paragraph-properties fo:text-align="justify" style:justify-single-word="false"/>
      <style:text-properties officeooo:paragraph-rsid="0081cccb"/>
    </style:style>
    <style:style style:name="P35" style:family="paragraph" style:parent-style-name="Standard">
      <style:paragraph-properties fo:text-align="justify" style:justify-single-word="false"/>
      <style:text-properties officeooo:paragraph-rsid="00869054"/>
    </style:style>
    <style:style style:name="P36" style:family="paragraph" style:parent-style-name="Text_20_body">
      <style:paragraph-properties fo:text-align="justify" style:justify-single-word="false"/>
      <style:text-properties officeooo:paragraph-rsid="00869054"/>
    </style:style>
    <style:style style:name="P37" style:family="paragraph" style:parent-style-name="Standard">
      <style:paragraph-properties fo:text-align="justify" style:justify-single-word="false"/>
      <style:text-properties officeooo:paragraph-rsid="00898421"/>
    </style:style>
    <style:style style:name="P38" style:family="paragraph" style:parent-style-name="Text_20_body">
      <style:paragraph-properties fo:text-align="justify" style:justify-single-word="false"/>
      <style:text-properties officeooo:paragraph-rsid="00898421"/>
    </style:style>
    <style:style style:name="P39" style:family="paragraph" style:parent-style-name="Standard">
      <style:paragraph-properties fo:text-align="justify" style:justify-single-word="false"/>
      <style:text-properties officeooo:paragraph-rsid="008b39ba"/>
    </style:style>
    <style:style style:name="P40" style:family="paragraph" style:parent-style-name="Text_20_body">
      <style:paragraph-properties fo:text-align="justify" style:justify-single-word="false"/>
      <style:text-properties officeooo:paragraph-rsid="008b39ba"/>
    </style:style>
    <style:style style:name="P41" style:family="paragraph" style:parent-style-name="Standard">
      <style:paragraph-properties fo:text-align="justify" style:justify-single-word="false"/>
      <style:text-properties officeooo:paragraph-rsid="00915040"/>
    </style:style>
    <style:style style:name="P42" style:family="paragraph" style:parent-style-name="Text_20_body">
      <style:paragraph-properties fo:text-align="justify" style:justify-single-word="false"/>
      <style:text-properties officeooo:paragraph-rsid="00915040"/>
    </style:style>
    <style:style style:name="P43" style:family="paragraph" style:parent-style-name="Text_20_body">
      <style:paragraph-properties fo:text-align="justify" style:justify-single-word="false"/>
      <style:text-properties officeooo:paragraph-rsid="008ca517"/>
    </style:style>
    <style:style style:name="P44" style:family="paragraph" style:parent-style-name="Text_20_body">
      <style:text-properties officeooo:rsid="000e0ecb" officeooo:paragraph-rsid="000e0ecb"/>
    </style:style>
    <style:style style:name="P45" style:family="paragraph" style:parent-style-name="Text_20_body">
      <style:text-properties officeooo:rsid="000e0ecb" officeooo:paragraph-rsid="00316d71"/>
    </style:style>
    <style:style style:name="P46" style:family="paragraph" style:parent-style-name="Text_20_body">
      <style:text-properties officeooo:rsid="000e0ecb" officeooo:paragraph-rsid="003218e9"/>
    </style:style>
    <style:style style:name="P47" style:family="paragraph" style:parent-style-name="Text_20_body">
      <style:text-properties officeooo:rsid="000e0ecb" officeooo:paragraph-rsid="0038ca53"/>
    </style:style>
    <style:style style:name="P48" style:family="paragraph" style:parent-style-name="Text_20_body">
      <style:text-properties officeooo:rsid="000e0ecb" officeooo:paragraph-rsid="003f6c01"/>
    </style:style>
    <style:style style:name="P49" style:family="paragraph" style:parent-style-name="Text_20_body">
      <style:text-properties officeooo:rsid="000e0ecb" officeooo:paragraph-rsid="00405f87"/>
    </style:style>
    <style:style style:name="P50" style:family="paragraph" style:parent-style-name="Text_20_body">
      <style:text-properties officeooo:rsid="000e0ecb" officeooo:paragraph-rsid="004596b9"/>
    </style:style>
    <style:style style:name="P51" style:family="paragraph" style:parent-style-name="Text_20_body">
      <style:text-properties officeooo:rsid="000e0ecb" officeooo:paragraph-rsid="004c6f4a"/>
    </style:style>
    <style:style style:name="P52" style:family="paragraph" style:parent-style-name="Text_20_body">
      <style:text-properties officeooo:rsid="000e0ecb" officeooo:paragraph-rsid="0053c8e4"/>
    </style:style>
    <style:style style:name="P53" style:family="paragraph" style:parent-style-name="Text_20_body">
      <style:paragraph-properties fo:text-align="center" style:justify-single-word="false"/>
      <style:text-properties officeooo:rsid="000e0ecb" officeooo:paragraph-rsid="00405f87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paragraph-properties fo:text-align="center" style:justify-single-word="false"/>
      <style:text-properties officeooo:paragraph-rsid="00316d71"/>
    </style:style>
    <style:style style:name="P56" style:family="paragraph" style:parent-style-name="Text_20_body">
      <style:paragraph-properties fo:text-align="center" style:justify-single-word="false"/>
      <style:text-properties officeooo:paragraph-rsid="003218e9"/>
    </style:style>
    <style:style style:name="P57" style:family="paragraph" style:parent-style-name="Text_20_body">
      <style:paragraph-properties fo:text-align="center" style:justify-single-word="false"/>
      <style:text-properties officeooo:paragraph-rsid="0038ca53"/>
    </style:style>
    <style:style style:name="P58" style:family="paragraph" style:parent-style-name="Text_20_body">
      <style:paragraph-properties fo:text-align="center" style:justify-single-word="false"/>
      <style:text-properties officeooo:paragraph-rsid="003f6c01"/>
    </style:style>
    <style:style style:name="P59" style:family="paragraph" style:parent-style-name="Text_20_body">
      <style:paragraph-properties fo:text-align="center" style:justify-single-word="false"/>
      <style:text-properties officeooo:paragraph-rsid="00405f87"/>
    </style:style>
    <style:style style:name="P60" style:family="paragraph" style:parent-style-name="Text_20_body">
      <style:paragraph-properties fo:text-align="center" style:justify-single-word="false"/>
      <style:text-properties officeooo:paragraph-rsid="004596b9"/>
    </style:style>
    <style:style style:name="P61" style:family="paragraph" style:parent-style-name="Text_20_body">
      <style:paragraph-properties fo:text-align="center" style:justify-single-word="false"/>
      <style:text-properties officeooo:paragraph-rsid="004c6f4a"/>
    </style:style>
    <style:style style:name="P62" style:family="paragraph" style:parent-style-name="Text_20_body">
      <style:paragraph-properties fo:text-align="center" style:justify-single-word="false"/>
      <style:text-properties officeooo:paragraph-rsid="0053c8e4"/>
    </style:style>
    <style:style style:name="P63" style:family="paragraph" style:parent-style-name="Text_20_body">
      <style:paragraph-properties fo:text-align="center" style:justify-single-word="false"/>
      <style:text-properties officeooo:paragraph-rsid="006ecc08"/>
    </style:style>
    <style:style style:name="P64" style:family="paragraph" style:parent-style-name="Text_20_body">
      <style:paragraph-properties fo:text-align="center" style:justify-single-word="false"/>
      <style:text-properties officeooo:paragraph-rsid="007a6c46"/>
    </style:style>
    <style:style style:name="P65" style:family="paragraph" style:parent-style-name="Text_20_body">
      <style:paragraph-properties fo:text-align="center" style:justify-single-word="false"/>
      <style:text-properties officeooo:paragraph-rsid="007c5f11"/>
    </style:style>
    <style:style style:name="P66" style:family="paragraph" style:parent-style-name="Text_20_body">
      <style:paragraph-properties fo:text-align="center" style:justify-single-word="false"/>
      <style:text-properties officeooo:paragraph-rsid="0081cccb"/>
    </style:style>
    <style:style style:name="P67" style:family="paragraph" style:parent-style-name="Text_20_body">
      <style:paragraph-properties fo:text-align="center" style:justify-single-word="false"/>
      <style:text-properties officeooo:paragraph-rsid="00869054"/>
    </style:style>
    <style:style style:name="P68" style:family="paragraph" style:parent-style-name="Text_20_body">
      <style:paragraph-properties fo:text-align="center" style:justify-single-word="false"/>
      <style:text-properties officeooo:paragraph-rsid="00898421"/>
    </style:style>
    <style:style style:name="P69" style:family="paragraph" style:parent-style-name="Text_20_body">
      <style:paragraph-properties fo:text-align="center" style:justify-single-word="false"/>
      <style:text-properties officeooo:paragraph-rsid="008b39ba"/>
    </style:style>
    <style:style style:name="P70" style:family="paragraph" style:parent-style-name="Text_20_body">
      <style:paragraph-properties fo:text-align="center" style:justify-single-word="false"/>
      <style:text-properties officeooo:paragraph-rsid="00915040"/>
    </style:style>
    <style:style style:name="P71" style:family="paragraph" style:parent-style-name="Text_20_body">
      <style:text-properties officeooo:paragraph-rsid="001e1f41"/>
    </style:style>
    <style:style style:name="P72" style:family="paragraph" style:parent-style-name="Standard">
      <style:text-properties officeooo:paragraph-rsid="00316d71"/>
    </style:style>
    <style:style style:name="P73" style:family="paragraph" style:parent-style-name="Text_20_body">
      <style:text-properties officeooo:paragraph-rsid="00316d71"/>
    </style:style>
    <style:style style:name="P74" style:family="paragraph" style:parent-style-name="Standard">
      <style:text-properties officeooo:paragraph-rsid="003218e9"/>
    </style:style>
    <style:style style:name="P75" style:family="paragraph" style:parent-style-name="Text_20_body">
      <style:text-properties officeooo:paragraph-rsid="003218e9"/>
    </style:style>
    <style:style style:name="P76" style:family="paragraph" style:parent-style-name="Standard">
      <style:text-properties officeooo:paragraph-rsid="0038ca53"/>
    </style:style>
    <style:style style:name="P77" style:family="paragraph" style:parent-style-name="Text_20_body">
      <style:text-properties officeooo:paragraph-rsid="0038ca53"/>
    </style:style>
    <style:style style:name="P78" style:family="paragraph" style:parent-style-name="Standard">
      <style:text-properties officeooo:paragraph-rsid="003f6c01"/>
    </style:style>
    <style:style style:name="P79" style:family="paragraph" style:parent-style-name="Text_20_body">
      <style:text-properties officeooo:paragraph-rsid="003f6c01"/>
    </style:style>
    <style:style style:name="P80" style:family="paragraph" style:parent-style-name="Standard">
      <style:text-properties officeooo:paragraph-rsid="00405f87"/>
    </style:style>
    <style:style style:name="P81" style:family="paragraph" style:parent-style-name="Text_20_body">
      <style:text-properties officeooo:paragraph-rsid="00405f87"/>
    </style:style>
    <style:style style:name="P82" style:family="paragraph" style:parent-style-name="Standard">
      <style:text-properties officeooo:paragraph-rsid="004596b9"/>
    </style:style>
    <style:style style:name="P83" style:family="paragraph" style:parent-style-name="Text_20_body">
      <style:text-properties officeooo:paragraph-rsid="004596b9"/>
    </style:style>
    <style:style style:name="P84" style:family="paragraph" style:parent-style-name="Standard">
      <style:text-properties officeooo:paragraph-rsid="004c6f4a"/>
    </style:style>
    <style:style style:name="P85" style:family="paragraph" style:parent-style-name="Text_20_body">
      <style:text-properties officeooo:paragraph-rsid="004c6f4a"/>
    </style:style>
    <style:style style:name="P86" style:family="paragraph" style:parent-style-name="Standard">
      <style:text-properties officeooo:paragraph-rsid="0053c8e4"/>
    </style:style>
    <style:style style:name="P87" style:family="paragraph" style:parent-style-name="Text_20_body">
      <style:text-properties officeooo:paragraph-rsid="0053c8e4"/>
    </style:style>
    <style:style style:name="P88" style:family="paragraph" style:parent-style-name="Text_20_body">
      <style:text-properties officeooo:paragraph-rsid="00570ec6"/>
    </style:style>
    <style:style style:name="P89" style:family="paragraph" style:parent-style-name="Standard">
      <style:text-properties officeooo:paragraph-rsid="006ecc08"/>
    </style:style>
    <style:style style:name="P90" style:family="paragraph" style:parent-style-name="Text_20_body">
      <style:text-properties officeooo:paragraph-rsid="006ecc08"/>
    </style:style>
    <style:style style:name="P91" style:family="paragraph" style:parent-style-name="Standard">
      <style:paragraph-properties fo:break-before="page"/>
      <style:text-properties officeooo:paragraph-rsid="006ecc08"/>
    </style:style>
    <style:style style:name="P92" style:family="paragraph" style:parent-style-name="Text_20_body">
      <style:text-properties fo:font-weight="bold" officeooo:rsid="000e0ecb" officeooo:paragraph-rsid="006ecc08" style:font-weight-asian="bold" style:font-weight-complex="bold"/>
    </style:style>
    <style:style style:name="P93" style:family="paragraph" style:parent-style-name="Text_20_body">
      <style:text-properties fo:font-weight="bold" officeooo:rsid="000e0ecb" officeooo:paragraph-rsid="007a6c46" style:font-weight-asian="bold" style:font-weight-complex="bold"/>
    </style:style>
    <style:style style:name="P94" style:family="paragraph" style:parent-style-name="Text_20_body">
      <style:text-properties fo:font-weight="bold" officeooo:rsid="000e0ecb" officeooo:paragraph-rsid="007c5f11" style:font-weight-asian="bold" style:font-weight-complex="bold"/>
    </style:style>
    <style:style style:name="P95" style:family="paragraph" style:parent-style-name="Text_20_body">
      <style:text-properties fo:font-weight="bold" officeooo:rsid="000e0ecb" officeooo:paragraph-rsid="0081cccb" style:font-weight-asian="bold" style:font-weight-complex="bold"/>
    </style:style>
    <style:style style:name="P96" style:family="paragraph" style:parent-style-name="Text_20_body">
      <style:text-properties fo:font-weight="bold" officeooo:rsid="000e0ecb" officeooo:paragraph-rsid="00869054" style:font-weight-asian="bold" style:font-weight-complex="bold"/>
    </style:style>
    <style:style style:name="P97" style:family="paragraph" style:parent-style-name="Text_20_body">
      <style:text-properties fo:font-weight="bold" officeooo:rsid="000e0ecb" officeooo:paragraph-rsid="00898421" style:font-weight-asian="bold" style:font-weight-complex="bold"/>
    </style:style>
    <style:style style:name="P98" style:family="paragraph" style:parent-style-name="Text_20_body">
      <style:text-properties fo:font-weight="bold" officeooo:rsid="000e0ecb" officeooo:paragraph-rsid="008b39ba" style:font-weight-asian="bold" style:font-weight-complex="bold"/>
    </style:style>
    <style:style style:name="P99" style:family="paragraph" style:parent-style-name="Standard">
      <style:text-properties officeooo:paragraph-rsid="007a6c46"/>
    </style:style>
    <style:style style:name="P100" style:family="paragraph" style:parent-style-name="Text_20_body">
      <style:text-properties officeooo:paragraph-rsid="007a6c46"/>
    </style:style>
    <style:style style:name="P101" style:family="paragraph" style:parent-style-name="Standard">
      <style:text-properties officeooo:paragraph-rsid="007c5f11"/>
    </style:style>
    <style:style style:name="P102" style:family="paragraph" style:parent-style-name="Text_20_body">
      <style:text-properties officeooo:paragraph-rsid="007c5f11"/>
    </style:style>
    <style:style style:name="P103" style:family="paragraph" style:parent-style-name="Standard">
      <style:text-properties officeooo:paragraph-rsid="0081cccb"/>
    </style:style>
    <style:style style:name="P104" style:family="paragraph" style:parent-style-name="Text_20_body">
      <style:text-properties officeooo:paragraph-rsid="0081cccb"/>
    </style:style>
    <style:style style:name="P105" style:family="paragraph" style:parent-style-name="Standard">
      <style:paragraph-properties fo:text-align="end" style:justify-single-word="false"/>
      <style:text-properties officeooo:paragraph-rsid="0085f519"/>
    </style:style>
    <style:style style:name="P106" style:family="paragraph" style:parent-style-name="Standard">
      <style:paragraph-properties fo:text-align="end" style:justify-single-word="false"/>
      <style:text-properties officeooo:paragraph-rsid="00869054"/>
    </style:style>
    <style:style style:name="P107" style:family="paragraph" style:parent-style-name="Standard">
      <style:paragraph-properties fo:text-align="end" style:justify-single-word="false"/>
      <style:text-properties officeooo:paragraph-rsid="00898421"/>
    </style:style>
    <style:style style:name="P108" style:family="paragraph" style:parent-style-name="Standard">
      <style:paragraph-properties fo:text-align="end" style:justify-single-word="false" fo:break-before="page"/>
      <style:text-properties officeooo:paragraph-rsid="00898421"/>
    </style:style>
    <style:style style:name="P109" style:family="paragraph" style:parent-style-name="Standard">
      <style:paragraph-properties fo:text-align="end" style:justify-single-word="false"/>
      <style:text-properties officeooo:paragraph-rsid="008b39ba"/>
    </style:style>
    <style:style style:name="P110" style:family="paragraph" style:parent-style-name="Standard">
      <style:paragraph-properties fo:break-before="page"/>
      <style:text-properties officeooo:paragraph-rsid="0085f519"/>
    </style:style>
    <style:style style:name="P111" style:family="paragraph" style:parent-style-name="Standard">
      <style:text-properties officeooo:paragraph-rsid="00869054"/>
    </style:style>
    <style:style style:name="P112" style:family="paragraph" style:parent-style-name="Text_20_body">
      <style:text-properties officeooo:paragraph-rsid="00869054"/>
    </style:style>
    <style:style style:name="P113" style:family="paragraph" style:parent-style-name="Standard">
      <style:paragraph-properties fo:break-before="page"/>
      <style:text-properties officeooo:paragraph-rsid="00869054"/>
    </style:style>
    <style:style style:name="P114" style:family="paragraph" style:parent-style-name="Standard">
      <style:text-properties officeooo:paragraph-rsid="00898421"/>
    </style:style>
    <style:style style:name="P115" style:family="paragraph" style:parent-style-name="Text_20_body">
      <style:text-properties officeooo:paragraph-rsid="00898421"/>
    </style:style>
    <style:style style:name="P116" style:family="paragraph" style:parent-style-name="Text_20_body">
      <style:text-properties officeooo:paragraph-rsid="008b39ba"/>
    </style:style>
    <style:style style:name="P117" style:family="paragraph" style:parent-style-name="Text_20_body">
      <style:text-properties fo:font-size="12pt" fo:font-weight="bold" officeooo:rsid="000e0ecb" officeooo:paragraph-rsid="008ca517" style:font-size-asian="12pt" style:font-weight-asian="bold" style:font-size-complex="12pt" style:font-weight-complex="bold"/>
    </style:style>
    <style:style style:name="P118" style:family="paragraph" style:parent-style-name="Standard">
      <style:text-properties officeooo:paragraph-rsid="00915040"/>
    </style:style>
    <style:style style:name="P119" style:family="paragraph" style:parent-style-name="Text_20_body">
      <style:text-properties officeooo:paragraph-rsid="00915040"/>
    </style:style>
    <style:style style:name="P120" style:family="paragraph" style:parent-style-name="Standard">
      <style:paragraph-properties fo:text-align="end" style:justify-single-word="false"/>
      <style:text-properties officeooo:paragraph-rsid="008b39ba"/>
    </style:style>
    <style:style style:name="P121" style:family="paragraph" style:parent-style-name="Standard">
      <style:paragraph-properties fo:text-align="end" style:justify-single-word="false" fo:break-before="page"/>
      <style:text-properties officeooo:paragraph-rsid="008b39ba"/>
    </style:style>
    <style:style style:name="P122" style:family="paragraph" style:parent-style-name="Standard">
      <style:paragraph-properties fo:text-align="justify" style:justify-single-word="false"/>
      <style:text-properties officeooo:paragraph-rsid="0092fb66"/>
    </style:style>
    <style:style style:name="P123" style:family="paragraph" style:parent-style-name="Standard">
      <style:text-properties officeooo:paragraph-rsid="0092fb66"/>
    </style:style>
    <style:style style:name="P124" style:family="paragraph" style:parent-style-name="Text_20_body" style:list-style-name="L1">
      <style:paragraph-properties fo:text-align="justify" style:justify-single-word="false"/>
      <style:text-properties officeooo:paragraph-rsid="008b39ba"/>
    </style:style>
    <style:style style:name="P125" style:family="paragraph" style:parent-style-name="Text_20_body" style:list-style-name="L1">
      <style:paragraph-properties fo:text-align="justify" style:justify-single-word="false"/>
      <style:text-properties officeooo:paragraph-rsid="00898421"/>
    </style:style>
    <style:style style:name="P126" style:family="paragraph" style:parent-style-name="Text_20_body" style:list-style-name="L1">
      <style:paragraph-properties fo:text-align="justify" style:justify-single-word="false"/>
      <style:text-properties officeooo:paragraph-rsid="00869054"/>
    </style:style>
    <style:style style:name="P127" style:family="paragraph" style:parent-style-name="Text_20_body" style:list-style-name="L1">
      <style:paragraph-properties fo:text-align="justify" style:justify-single-word="false"/>
      <style:text-properties officeooo:paragraph-rsid="0081cccb"/>
    </style:style>
    <style:style style:name="P128" style:family="paragraph" style:parent-style-name="Text_20_body" style:list-style-name="L1">
      <style:paragraph-properties fo:text-align="justify" style:justify-single-word="false"/>
      <style:text-properties officeooo:paragraph-rsid="007a6c46"/>
    </style:style>
    <style:style style:name="P129" style:family="paragraph" style:parent-style-name="Text_20_body" style:list-style-name="L1">
      <style:paragraph-properties fo:text-align="justify" style:justify-single-word="false"/>
      <style:text-properties officeooo:paragraph-rsid="006ecc08"/>
    </style:style>
    <style:style style:name="P130" style:family="paragraph" style:parent-style-name="Text_20_body" style:list-style-name="L1">
      <style:paragraph-properties fo:text-align="justify" style:justify-single-word="false"/>
      <style:text-properties officeooo:paragraph-rsid="0053c8e4"/>
    </style:style>
    <style:style style:name="P131" style:family="paragraph" style:parent-style-name="Text_20_body" style:list-style-name="L1">
      <style:paragraph-properties fo:text-align="justify" style:justify-single-word="false"/>
      <style:text-properties officeooo:paragraph-rsid="004c6f4a"/>
    </style:style>
    <style:style style:name="P132" style:family="paragraph" style:parent-style-name="Text_20_body" style:list-style-name="L1">
      <style:paragraph-properties fo:text-align="justify" style:justify-single-word="false"/>
    </style:style>
    <style:style style:name="P133" style:family="paragraph" style:parent-style-name="Text_20_body" style:list-style-name="L1">
      <style:paragraph-properties fo:text-align="justify" style:justify-single-word="false"/>
      <style:text-properties officeooo:paragraph-rsid="00316d71"/>
    </style:style>
    <style:style style:name="P134" style:family="paragraph" style:parent-style-name="Text_20_body" style:list-style-name="L1">
      <style:paragraph-properties fo:text-align="justify" style:justify-single-word="false"/>
      <style:text-properties officeooo:paragraph-rsid="003218e9"/>
    </style:style>
    <style:style style:name="P135" style:family="paragraph" style:parent-style-name="Text_20_body" style:list-style-name="L1">
      <style:paragraph-properties fo:text-align="justify" style:justify-single-word="false"/>
      <style:text-properties officeooo:paragraph-rsid="0038ca53"/>
    </style:style>
    <style:style style:name="P136" style:family="paragraph" style:parent-style-name="Text_20_body" style:list-style-name="L1">
      <style:paragraph-properties fo:text-align="justify" style:justify-single-word="false"/>
      <style:text-properties officeooo:paragraph-rsid="003f6c01"/>
    </style:style>
    <style:style style:name="P137" style:family="paragraph" style:parent-style-name="Text_20_body" style:list-style-name="L1">
      <style:paragraph-properties fo:text-align="justify" style:justify-single-word="false"/>
      <style:text-properties officeooo:paragraph-rsid="00405f87"/>
    </style:style>
    <style:style style:name="P138" style:family="paragraph" style:parent-style-name="Text_20_body" style:list-style-name="L1">
      <style:paragraph-properties fo:text-align="justify" style:justify-single-word="false"/>
      <style:text-properties officeooo:paragraph-rsid="004596b9"/>
    </style:style>
    <style:style style:name="P139" style:family="paragraph" style:parent-style-name="Text_20_body" style:list-style-name="L1">
      <style:paragraph-properties fo:text-align="justify" style:justify-single-word="false"/>
      <style:text-properties officeooo:paragraph-rsid="007c5f11"/>
    </style:style>
    <style:style style:name="P140" style:family="paragraph" style:parent-style-name="Text_20_body" style:list-style-name="L1">
      <style:paragraph-properties fo:text-align="justify" style:justify-single-word="false"/>
      <style:text-properties officeooo:paragraph-rsid="00915040"/>
    </style:style>
    <style:style style:name="P141" style:family="paragraph" style:parent-style-name="Text_20_body" style:list-style-name="L1">
      <style:paragraph-properties fo:text-align="justify" style:justify-single-word="false"/>
      <style:text-properties officeooo:paragraph-rsid="0092fb66"/>
    </style:style>
    <style:style style:name="P142" style:family="paragraph" style:parent-style-name="Text_20_body">
      <style:paragraph-properties fo:text-align="justify" style:justify-single-word="false"/>
      <style:text-properties officeooo:paragraph-rsid="0092fb66"/>
    </style:style>
    <style:style style:name="P143" style:family="paragraph" style:parent-style-name="Text_20_body" style:list-style-name="L2"/>
    <style:style style:name="P144" style:family="paragraph" style:parent-style-name="Text_20_body">
      <style:text-properties fo:font-weight="bold" officeooo:rsid="000e0ecb" officeooo:paragraph-rsid="00915040" style:font-weight-asian="bold" style:font-weight-complex="bold"/>
    </style:style>
    <style:style style:name="P145" style:family="paragraph" style:parent-style-name="Text_20_body">
      <style:text-properties fo:font-weight="bold" officeooo:rsid="000e0ecb" officeooo:paragraph-rsid="0092fb66" style:font-weight-asian="bold" style:font-weight-complex="bold"/>
    </style:style>
    <style:style style:name="P146" style:family="paragraph" style:parent-style-name="Text_20_body">
      <style:paragraph-properties fo:text-align="center" style:justify-single-word="false"/>
      <style:text-properties officeooo:paragraph-rsid="0092fb66"/>
    </style:style>
    <style:style style:name="P147" style:family="paragraph" style:parent-style-name="Text_20_body">
      <style:text-properties officeooo:paragraph-rsid="0092fb66"/>
    </style:style>
    <style:style style:name="T1" style:family="text">
      <style:text-properties officeooo:rsid="000c38a1"/>
    </style:style>
    <style:style style:name="T2" style:family="text">
      <style:text-properties style:text-position="super 58%" fo:font-weight="bold" officeooo:rsid="000c38a1" style:font-weight-asian="bold" style:font-weight-complex="bold"/>
    </style:style>
    <style:style style:name="T3" style:family="text">
      <style:text-properties style:text-position="super 58%" fo:font-weight="bold" officeooo:rsid="0038ca53" style:font-weight-asian="bold" style:font-weight-complex="bold"/>
    </style:style>
    <style:style style:name="T4" style:family="text">
      <style:text-properties style:text-position="super 58%" fo:font-weight="bold" officeooo:rsid="003f6c01" style:font-weight-asian="bold" style:font-weight-complex="bold"/>
    </style:style>
    <style:style style:name="T5" style:family="text">
      <style:text-properties style:text-position="super 58%" fo:font-weight="bold" officeooo:rsid="00405f87" style:font-weight-asian="bold" style:font-weight-complex="bold"/>
    </style:style>
    <style:style style:name="T6" style:family="text">
      <style:text-properties style:text-position="super 58%" fo:font-weight="bold" officeooo:rsid="004c6f4a" style:font-weight-asian="bold" style:font-weight-complex="bold"/>
    </style:style>
    <style:style style:name="T7" style:family="text">
      <style:text-properties style:text-position="super 58%" fo:font-weight="bold" officeooo:rsid="006173b4" style:font-weight-asian="bold" style:font-weight-complex="bold"/>
    </style:style>
    <style:style style:name="T8" style:family="text">
      <style:text-properties style:text-position="super 58%" fo:font-weight="bold" officeooo:rsid="006ecc08" style:font-weight-asian="bold" style:font-weight-complex="bold"/>
    </style:style>
    <style:style style:name="T9" style:family="text">
      <style:text-properties style:text-position="super 58%" fo:font-weight="bold" officeooo:rsid="0073618b" style:font-weight-asian="bold" style:font-weight-complex="bold"/>
    </style:style>
    <style:style style:name="T10" style:family="text">
      <style:text-properties style:text-position="super 58%" fo:font-weight="bold" officeooo:rsid="007a6c46" style:font-weight-asian="bold" style:font-weight-complex="bold"/>
    </style:style>
    <style:style style:name="T11" style:family="text">
      <style:text-properties style:text-position="super 58%" fo:font-size="12pt" fo:font-weight="bold" officeooo:rsid="007a6c46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38a1" style:font-weight-asian="bold" style:font-weight-complex="bold"/>
    </style:style>
    <style:style style:name="T14" style:family="text">
      <style:text-properties fo:font-weight="bold" officeooo:rsid="00316d71" style:font-weight-asian="bold" style:font-weight-complex="bold"/>
    </style:style>
    <style:style style:name="T15" style:family="text">
      <style:text-properties fo:font-weight="bold" officeooo:rsid="003218e9" style:font-weight-asian="bold" style:font-weight-complex="bold"/>
    </style:style>
    <style:style style:name="T16" style:family="text">
      <style:text-properties fo:font-weight="bold" officeooo:rsid="0038ca53" style:font-weight-asian="bold" style:font-weight-complex="bold"/>
    </style:style>
    <style:style style:name="T17" style:family="text">
      <style:text-properties fo:font-weight="bold" officeooo:rsid="003f6c01" style:font-weight-asian="bold" style:font-weight-complex="bold"/>
    </style:style>
    <style:style style:name="T18" style:family="text">
      <style:text-properties fo:font-weight="bold" officeooo:rsid="00405f87" style:font-weight-asian="bold" style:font-weight-complex="bold"/>
    </style:style>
    <style:style style:name="T19" style:family="text">
      <style:text-properties fo:font-weight="bold" officeooo:rsid="004596b9" style:font-weight-asian="bold" style:font-weight-complex="bold"/>
    </style:style>
    <style:style style:name="T20" style:family="text">
      <style:text-properties fo:font-weight="bold" officeooo:rsid="004c6f4a" style:font-weight-asian="bold" style:font-weight-complex="bold"/>
    </style:style>
    <style:style style:name="T21" style:family="text">
      <style:text-properties fo:font-weight="bold" officeooo:rsid="004e15ae" style:font-weight-asian="bold" style:font-weight-complex="bold"/>
    </style:style>
    <style:style style:name="T22" style:family="text">
      <style:text-properties fo:font-weight="bold" officeooo:rsid="0053c8e4" style:font-weight-asian="bold" style:font-weight-complex="bold"/>
    </style:style>
    <style:style style:name="T23" style:family="text">
      <style:text-properties fo:font-weight="bold" officeooo:rsid="006173b4" style:font-weight-asian="bold" style:font-weight-complex="bold"/>
    </style:style>
    <style:style style:name="T24" style:family="text">
      <style:text-properties fo:font-weight="bold" officeooo:rsid="006819c0" style:font-weight-asian="bold" style:font-weight-complex="bold"/>
    </style:style>
    <style:style style:name="T25" style:family="text">
      <style:text-properties fo:font-weight="bold" officeooo:rsid="006ecc08" style:font-weight-asian="bold" style:font-weight-complex="bold"/>
    </style:style>
    <style:style style:name="T26" style:family="text">
      <style:text-properties fo:font-weight="bold" officeooo:rsid="0070b0b5" style:font-weight-asian="bold" style:font-weight-complex="bold"/>
    </style:style>
    <style:style style:name="T27" style:family="text">
      <style:text-properties fo:font-weight="bold" officeooo:rsid="0073618b" style:font-weight-asian="bold" style:font-weight-complex="bold"/>
    </style:style>
    <style:style style:name="T28" style:family="text">
      <style:text-properties fo:font-weight="bold" officeooo:rsid="007a6c46" style:font-weight-asian="bold" style:font-weight-complex="bold"/>
    </style:style>
    <style:style style:name="T29" style:family="text">
      <style:text-properties fo:font-weight="bold" officeooo:rsid="007c5f11" style:font-weight-asian="bold" style:font-weight-complex="bold"/>
    </style:style>
    <style:style style:name="T30" style:family="text">
      <style:text-properties fo:font-weight="bold" officeooo:rsid="0081cccb" style:font-weight-asian="bold" style:font-weight-complex="bold"/>
    </style:style>
    <style:style style:name="T31" style:family="text">
      <style:text-properties fo:font-weight="bold" officeooo:rsid="00869054" style:font-weight-asian="bold" style:font-weight-complex="bold"/>
    </style:style>
    <style:style style:name="T32" style:family="text">
      <style:text-properties fo:font-weight="bold" officeooo:rsid="00898421" style:font-weight-asian="bold" style:font-weight-complex="bold"/>
    </style:style>
    <style:style style:name="T33" style:family="text">
      <style:text-properties fo:font-weight="bold" officeooo:rsid="00915040" style:font-weight-asian="bold" style:font-weight-complex="bold"/>
    </style:style>
    <style:style style:name="T34" style:family="text">
      <style:text-properties fo:font-weight="bold" officeooo:rsid="0092fb66" style:font-weight-asian="bold" style:font-weight-complex="bold"/>
    </style:style>
    <style:style style:name="T35" style:family="text">
      <style:text-properties fo:font-weight="bold" style:font-weight-asian="bold" style:font-name-complex="Arial" style:font-weight-complex="bold"/>
    </style:style>
    <style:style style:name="T36" style:family="text">
      <style:text-properties fo:font-weight="bold" officeooo:rsid="003f6c01" style:font-weight-asian="bold" style:font-name-complex="Arial" style:font-weight-complex="bold"/>
    </style:style>
    <style:style style:name="T37" style:family="text">
      <style:text-properties fo:font-weight="bold" officeooo:rsid="00405f87" style:font-weight-asian="bold" style:font-name-complex="Arial" style:font-weight-complex="bold"/>
    </style:style>
    <style:style style:name="T38" style:family="text">
      <style:text-properties fo:font-weight="bold" officeooo:rsid="007a6c46" style:font-weight-asian="bold" style:font-name-complex="Arial" style:font-weight-complex="bold"/>
    </style:style>
    <style:style style:name="T39" style:family="text">
      <style:text-properties fo:font-weight="bold" officeooo:rsid="00869054" fo:background-color="transparent" loext:char-shading-value="0" style:font-weight-asian="bold" style:font-weight-complex="bold"/>
    </style:style>
    <style:style style:name="T40" style:family="text">
      <style:text-properties fo:font-weight="bold" officeooo:rsid="007a6c46" fo:background-color="transparent" loext:char-shading-value="0" style:font-weight-asian="bold" style:font-weight-complex="bold"/>
    </style:style>
    <style:style style:name="T41" style:family="text">
      <style:text-properties fo:font-weight="bold" officeooo:rsid="000c38a1" fo:background-color="transparent" loext:char-shading-value="0" style:font-weight-asian="bold" style:font-weight-complex="bold"/>
    </style:style>
    <style:style style:name="T42" style:family="text">
      <style:text-properties fo:font-weight="bold" officeooo:rsid="007a6c46" fo:background-color="transparent" loext:char-shading-value="0" style:font-weight-asian="bold" style:font-name-complex="Arial" style:font-weight-complex="bold"/>
    </style:style>
    <style:style style:name="T43" style:family="text">
      <style:text-properties officeooo:rsid="000e0ecb"/>
    </style:style>
    <style:style style:name="T44" style:family="text">
      <style:text-properties style:font-name-complex="Arial"/>
    </style:style>
    <style:style style:name="T45" style:family="text">
      <style:text-properties officeooo:rsid="000c38a1" style:font-name-complex="Arial"/>
    </style:style>
    <style:style style:name="T46" style:family="text">
      <style:text-properties officeooo:rsid="000e0ecb" style:font-name-complex="Arial"/>
    </style:style>
    <style:style style:name="T47" style:family="text">
      <style:text-properties officeooo:rsid="004596b9" style:font-name-complex="Arial"/>
    </style:style>
    <style:style style:name="T48" style:family="text">
      <style:text-properties officeooo:rsid="0081cccb" style:font-name-complex="Arial"/>
    </style:style>
    <style:style style:name="T49" style:family="text">
      <style:text-properties officeooo:rsid="001e1f41"/>
    </style:style>
    <style:style style:name="T50" style:family="text">
      <style:text-properties officeooo:rsid="00316d71"/>
    </style:style>
    <style:style style:name="T51" style:family="text">
      <style:text-properties officeooo:rsid="003218e9"/>
    </style:style>
    <style:style style:name="T52" style:family="text">
      <style:text-properties officeooo:rsid="003c2cf1"/>
    </style:style>
    <style:style style:name="T53" style:family="text">
      <style:text-properties officeooo:rsid="003f6c01"/>
    </style:style>
    <style:style style:name="T54" style:family="text">
      <style:text-properties fo:font-weight="normal" officeooo:rsid="003f6c01" style:font-weight-asian="normal" style:font-name-complex="Arial" style:font-weight-complex="normal"/>
    </style:style>
    <style:style style:name="T55" style:family="text">
      <style:text-properties fo:font-weight="normal" officeooo:rsid="004596b9" style:font-weight-asian="normal" style:font-weight-complex="normal"/>
    </style:style>
    <style:style style:name="T56" style:family="text">
      <style:text-properties fo:font-weight="normal" officeooo:rsid="0081cccb" style:font-weight-asian="normal" style:font-weight-complex="normal"/>
    </style:style>
    <style:style style:name="T57" style:family="text">
      <style:text-properties fo:font-weight="normal" fo:background-color="transparent" loext:char-shading-value="0" style:font-weight-asian="normal" style:font-name-complex="Arial" style:font-weight-complex="normal"/>
    </style:style>
    <style:style style:name="T58" style:family="text">
      <style:text-properties fo:font-weight="normal" officeooo:rsid="0081cccb" fo:background-color="transparent" loext:char-shading-value="0" style:font-weight-asian="normal" style:font-name-complex="Arial" style:font-weight-complex="normal"/>
    </style:style>
    <style:style style:name="T59" style:family="text">
      <style:text-properties officeooo:rsid="00405f87"/>
    </style:style>
    <style:style style:name="T60" style:family="text">
      <style:text-properties officeooo:rsid="0041cc18"/>
    </style:style>
    <style:style style:name="T61" style:family="text">
      <style:text-properties officeooo:rsid="004596b9"/>
    </style:style>
    <style:style style:name="T62" style:family="text">
      <style:text-properties officeooo:rsid="0053c8e4"/>
    </style:style>
    <style:style style:name="T63" style:family="text">
      <style:text-properties officeooo:rsid="00570ec6"/>
    </style:style>
    <style:style style:name="T64" style:family="text">
      <style:text-properties officeooo:rsid="00586fa2"/>
    </style:style>
    <style:style style:name="T65" style:family="text">
      <style:text-properties officeooo:rsid="006173b4"/>
    </style:style>
    <style:style style:name="T66" style:family="text">
      <style:text-properties officeooo:rsid="0061d840"/>
    </style:style>
    <style:style style:name="T67" style:family="text">
      <style:text-properties officeooo:rsid="006819c0"/>
    </style:style>
    <style:style style:name="T68" style:family="text">
      <style:text-properties officeooo:rsid="006ecc08"/>
    </style:style>
    <style:style style:name="T69" style:family="text">
      <style:text-properties officeooo:rsid="006f7451"/>
    </style:style>
    <style:style style:name="T70" style:family="text">
      <style:text-properties officeooo:rsid="0073618b"/>
    </style:style>
    <style:style style:name="T71" style:family="text">
      <style:text-properties officeooo:rsid="00742dd8"/>
    </style:style>
    <style:style style:name="T72" style:family="text">
      <style:text-properties officeooo:rsid="007a6c46"/>
    </style:style>
    <style:style style:name="T73" style:family="text">
      <style:text-properties style:font-name-complex="Times New Roman"/>
    </style:style>
    <style:style style:name="T74" style:family="text">
      <style:text-properties officeooo:rsid="007b39f6"/>
    </style:style>
    <style:style style:name="T75" style:family="text">
      <style:text-properties officeooo:rsid="007c5f11"/>
    </style:style>
    <style:style style:name="T76" style:family="text">
      <style:text-properties style:font-name="Century Schoolbook L" fo:font-size="10pt" fo:font-weight="bold" style:font-size-asian="10pt" style:font-weight-asian="bold" style:font-name-complex="Arial1" style:font-size-complex="10pt" style:font-weight-complex="bold"/>
    </style:style>
    <style:style style:name="T77" style:family="text">
      <style:text-properties style:font-name="Century Schoolbook L" fo:font-size="10pt" fo:font-weight="bold" officeooo:rsid="007a6c46" style:font-size-asian="10pt" style:font-weight-asian="bold" style:font-name-complex="Arial1" style:font-size-complex="10pt" style:font-weight-complex="bold"/>
    </style:style>
    <style:style style:name="T78" style:family="text">
      <style:text-properties style:font-name="Century Schoolbook L" fo:font-size="12pt" fo:language="en" fo:country="GB" fo:font-weight="bold" officeooo:rsid="006819c0" style:font-size-asian="12pt" style:font-weight-asian="bold" style:font-size-complex="12pt" style:font-weight-complex="bold"/>
    </style:style>
    <style:style style:name="T79" style:family="text">
      <style:text-properties style:font-name="Century Schoolbook L" fo:font-size="12pt" fo:language="en" fo:country="GB" fo:font-weight="bold" officeooo:rsid="00869054" style:font-size-asian="12pt" style:font-weight-asian="bold" style:font-size-complex="12pt" style:font-weight-complex="bold"/>
    </style:style>
    <style:style style:name="T80" style:family="text">
      <style:text-properties style:font-name="Century Schoolbook L" fo:font-size="12pt" fo:language="en" fo:country="GB" fo:font-weight="bold" officeooo:rsid="006819c0" fo:background-color="#ffff00" loext:char-shading-value="0" style:font-size-asian="12pt" style:font-weight-asian="bold" style:font-size-complex="12pt" style:font-weight-complex="bold"/>
    </style:style>
    <style:style style:name="T81" style:family="text">
      <style:text-properties style:font-name="Century Schoolbook L" fo:font-size="12pt" fo:language="en" fo:country="GB" fo:font-weight="bold" officeooo:rsid="006819c0" fo:background-color="transparent" loext:char-shading-value="0" style:font-size-asian="12pt" style:font-weight-asian="bold" style:font-size-complex="12pt" style:font-weight-complex="bold"/>
    </style:style>
    <style:style style:name="T82" style:family="text">
      <style:text-properties style:font-name="Century Schoolbook L" fo:font-size="12pt" fo:font-weight="bold" officeooo:rsid="0081cccb" style:font-size-asian="12pt" style:font-weight-asian="bold" style:font-name-complex="Arial1" style:font-size-complex="12pt" style:font-weight-complex="bold"/>
    </style:style>
    <style:style style:name="T83" style:family="text">
      <style:text-properties style:font-name="Century Schoolbook L" fo:font-size="12pt" style:font-size-asian="12pt" style:font-name-complex="Arial1" style:font-size-complex="12pt"/>
    </style:style>
    <style:style style:name="T84" style:family="text">
      <style:text-properties style:font-name="Century Schoolbook L" fo:font-size="12pt" fo:font-weight="normal" officeooo:rsid="0081cccb" style:font-size-asian="12pt" style:font-weight-asian="normal" style:font-name-complex="Arial1" style:font-size-complex="12pt" style:font-weight-complex="normal"/>
    </style:style>
    <style:style style:name="T85" style:family="text">
      <style:text-properties style:font-name="Century Schoolbook L" fo:font-size="12pt" fo:font-weight="normal" officeooo:rsid="0081cccb" style:font-size-asian="12pt" style:font-weight-asian="normal" style:font-name-complex="Arial" style:font-size-complex="12pt" style:font-weight-complex="normal"/>
    </style:style>
    <style:style style:name="T86" style:family="text">
      <style:text-properties style:font-name="Century Schoolbook L" style:font-name-complex="Arial1"/>
    </style:style>
    <style:style style:name="T87" style:family="text">
      <style:text-properties officeooo:rsid="007c8982"/>
    </style:style>
    <style:style style:name="T88" style:family="text">
      <style:text-properties officeooo:rsid="0081cccb"/>
    </style:style>
    <style:style style:name="T89" style:family="text">
      <style:text-properties style:font-name-complex="Arial1"/>
    </style:style>
    <style:style style:name="T90" style:family="text">
      <style:text-properties fo:font-size="12pt" fo:font-weight="bold" style:font-size-asian="12pt" style:font-weight-asian="bold" style:font-size-complex="12pt" style:font-weight-complex="bold"/>
    </style:style>
    <style:style style:name="T91" style:family="text">
      <style:text-properties fo:font-size="12pt" fo:font-weight="bold" officeooo:rsid="008b39ba" style:font-size-asian="12pt" style:font-weight-asian="bold" style:font-size-complex="12pt" style:font-weight-complex="bold"/>
    </style:style>
    <style:style style:name="T92" style:family="text">
      <style:text-properties fo:font-size="12pt" fo:font-weight="bold" officeooo:rsid="007a6c46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06ecc08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0c38a1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915040" style:font-size-asian="12pt" style:font-weight-asian="bold" style:font-size-complex="12pt" style:font-weight-complex="bold"/>
    </style:style>
    <style:style style:name="T96" style:family="text">
      <style:text-properties fo:font-size="12pt" fo:font-weight="bold" officeooo:rsid="007a6c46" style:font-size-asian="12pt" style:font-weight-asian="bold" style:font-name-complex="Arial" style:font-size-complex="12pt" style:font-weight-complex="bold"/>
    </style:style>
    <style:style style:name="T97" style:family="text">
      <style:text-properties fo:font-size="12pt" fo:language="en" fo:country="US" fo:font-weight="bold" officeooo:rsid="008b39ba" style:font-size-asian="12pt" style:font-weight-asian="bold" style:font-size-complex="12pt" style:font-weight-complex="bold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2pt" officeooo:rsid="000c38a1" style:font-size-asian="12pt" style:font-size-complex="12pt"/>
    </style:style>
    <style:style style:name="T100" style:family="text">
      <style:text-properties fo:font-size="12pt" style:font-size-asian="12pt" style:font-name-complex="Arial" style:font-size-complex="12pt"/>
    </style:style>
    <style:style style:name="T101" style:family="text">
      <style:text-properties officeooo:rsid="00869054"/>
    </style:style>
    <style:style style:name="T102" style:family="text">
      <style:text-properties fo:background-color="transparent" loext:char-shading-value="0"/>
    </style:style>
    <style:style style:name="T103" style:family="text">
      <style:text-properties fo:background-color="transparent" loext:char-shading-value="0" style:font-name-complex="Arial"/>
    </style:style>
    <style:style style:name="T104" style:family="text">
      <style:text-properties officeooo:rsid="0081cccb" fo:background-color="transparent" loext:char-shading-value="0" style:font-name-complex="Arial"/>
    </style:style>
    <style:style style:name="T105" style:family="text">
      <style:text-properties officeooo:rsid="000c38a1" fo:background-color="transparent" loext:char-shading-value="0"/>
    </style:style>
    <style:style style:name="T106" style:family="text">
      <style:text-properties officeooo:rsid="008fa7ac" fo:background-color="transparent" loext:char-shading-value="0"/>
    </style:style>
    <style:style style:name="T107" style:family="text">
      <style:text-properties officeooo:rsid="00898421"/>
    </style:style>
    <style:style style:name="T108" style:family="text">
      <style:text-properties officeooo:rsid="008b39ba"/>
    </style:style>
    <style:style style:name="T109" style:family="text">
      <style:text-properties officeooo:rsid="008fa7ac"/>
    </style:style>
    <style:style style:name="T110" style:family="text">
      <style:text-properties officeooo:rsid="00915040"/>
    </style:style>
    <style:style style:name="T111" style:family="text">
      <style:text-properties officeooo:rsid="0092fb6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/>
      <text:p text:style-name="P109"/>
      <text:p text:style-name="P109"/>
      <text:p text:style-name="P109"/>
      <text:p text:style-name="P109"><text:span text:style-name="T43">Date : </text:span><text:span text:style-name="T107">2</text:span><text:span text:style-name="T108">9</text:span><text:span text:style-name="T43">.</text:span><text:span text:style-name="T68">0</text:span><text:span text:style-name="T108">3</text:span><text:span text:style-name="T43">.202</text:span><text:span text:style-name="T68">5</text:span></text:p>
      <text:p text:style-name="P39"/>
      <text:p text:style-name="P69"><text:span text:style-name="Strong_20_Emphasis">UNDERTAKING</text:span></text:p>
      <text:p text:style-name="P43"><text:span text:style-name="T98">This Undertaking is made and entered into on</text:span><text:span text:style-name="T90"> </text:span><text:span text:style-name="T95">25</text:span><text:span text:style-name="T11">th</text:span><text:span text:style-name="T92"> </text:span><text:span text:style-name="T91">March</text:span><text:span text:style-name="T93"> </text:span><text:span text:style-name="T94">202</text:span><text:span text:style-name="T93">5</text:span><text:span text:style-name="T90">,</text:span><text:span text:style-name="T98"> by and between </text:span><text:span text:style-name="T94">Ms. </text:span><text:span text:style-name="T82">Prerna Saxena</text:span><text:span text:style-name="T92">, </text:span><text:span text:style-name="T84">H.No.456 Kot Gaon</text:span><text:span text:style-name="T85">,</text:span><text:span text:style-name="T100"> </text:span><text:span text:style-name="T83">Rakesh Marg, Ghaziabad - 20100</text:span><text:span text:style-name="T96">, <text:s/></text:span><text:span text:style-name="T98">hereinafter referred to as the "Employee," and “</text:span><text:span text:style-name="T94">Consortium e-Learning Network Private Limited (Celnet)</text:span><text:span text:style-name="T99">”</text:span><text:span text:style-name="T98"> a having its registered office at </text:span><text:span text:style-name="T99">Office No. 4, First Floor, CSC Pocket-E,Market, Mayur Vihar Phase II, Delhi - 110091</text:span><text:span text:style-name="T98">, hereinafter referred to as the "Company</text:span>."</text:p>
      <text:p text:style-name="P40"><text:span text:style-name="Strong_20_Emphasis">WHEREAS</text:span>, the Employee <text:span text:style-name="T1">was</text:span> employed by the Company in the position of <text:span text:style-name="T109">Associate Edito</text:span><text:span text:style-name="T106">r</text:span><text:span text:style-name="T81">.</text:span><text:span text:style-name="T80"> </text:span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0"><text:span text:style-name="Strong_20_Emphasis">NOW, THEREFORE</text:span>, in consideration of the employment and the mutual covenants contained herein, the Employee agrees to the following:</text:p>
      <text:p text:style-name="P40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style-name="L1">
        <text:list-header>
          <text:p text:style-name="P124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24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40"><text:span text:style-name="Strong_20_Emphasis">DAMAGES CLAUSE</text:span></text:p>
      <text:p text:style-name="P116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40"><text:span text:style-name="Strong_20_Emphasis">GOVERNING LAW</text:span></text:p>
      <text:p text:style-name="P40">This Undertaking shall be governed by and construed in accordance with the laws of <text:span text:style-name="T43">Delhi High Court </text:span>Jurisdiction.</text:p>
      <text:p text:style-name="P40"><text:span text:style-name="Strong_20_Emphasis">IN WITNESS WHEREOF</text:span>, the Employee has executed this Undertaking as of the date first above written.</text:p>
      <text:p text:style-name="P40"/>
      <text:p text:style-name="P40"/>
      <text:p text:style-name="P40"/>
      <text:p text:style-name="P117">( <text:span text:style-name="T86">Prerna Saxena</text:span><text:span text:style-name="T88"> </text:span><text:span text:style-name="T67">)</text:span></text:p>
      <text:p text:style-name="P98"><text:soft-page-break/></text:p>
      <text:p text:style-name="P108"/>
      <text:p text:style-name="P107"/>
      <text:p text:style-name="P107"><text:span text:style-name="T43">Date : </text:span><text:span text:style-name="T107">28</text:span><text:span text:style-name="T43">.</text:span><text:span text:style-name="T68">0</text:span><text:span text:style-name="T107">2</text:span><text:span text:style-name="T43">.202</text:span><text:span text:style-name="T68">5</text:span></text:p>
      <text:p text:style-name="P37"/>
      <text:p text:style-name="P68"><text:span text:style-name="Strong_20_Emphasis">UNDERTAKING</text:span></text:p>
      <text:p text:style-name="P38">This Undertaking is made and entered into on<text:span text:style-name="T12"> </text:span><text:span text:style-name="T32">28</text:span><text:span text:style-name="T10">th</text:span><text:span text:style-name="T28"> </text:span><text:span text:style-name="T32">febuary</text:span><text:span text:style-name="T25"> </text:span><text:span text:style-name="T13">202</text:span><text:span text:style-name="T25">5</text:span><text:span text:style-name="T12">,</text:span> by and between <text:span text:style-name="T13">M</text:span><text:span text:style-name="T32">r</text:span><text:span text:style-name="T13">s. </text:span><text:span text:style-name="T32">Manju</text:span><text:span text:style-name="T28"> </text:span><text:span text:style-name="T30">Singh</text:span><text:span text:style-name="T28">, </text:span><text:span text:style-name="T56">House</text:span><text:span text:style-name="T44"> No. </text:span><text:span text:style-name="T48">B-1/39, Sector – 34</text:span><text:span text:style-name="T44">, </text:span><text:span text:style-name="T89">Arrawali Appartments</text:span><text:span text:style-name="T44">. Noida, Gautam Budha Nagar - 201301</text:span><text:span text:style-name="T89"> (UP)</text:span><text:span text:style-name="T38">, <text:s/></text:span>hereinafter referred to as the "Employee," and “<text:span text:style-name="T13">Consortium e-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8"><text:span text:style-name="Strong_20_Emphasis">WHEREAS</text:span>, the Employee <text:span text:style-name="T1">was</text:span> employed by the Company in the position of <text:span text:style-name="T97">Accounts Manager</text:span></text:p>
      <text:p text:style-name="P3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8"><text:span text:style-name="Strong_20_Emphasis">NOW, THEREFORE</text:span>, in consideration of the employment and the mutual covenants contained herein, the Employee agrees to the following:</text:p>
      <text:p text:style-name="P38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25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25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38"><text:span text:style-name="Strong_20_Emphasis">DAMAGES CLAUSE</text:span></text:p>
      <text:p text:style-name="P115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38"><text:span text:style-name="Strong_20_Emphasis">GOVERNING LAW</text:span></text:p>
      <text:p text:style-name="P38">This Undertaking shall be governed by and construed in accordance with the laws of <text:span text:style-name="T43">Delhi High Court </text:span>Jurisdiction.</text:p>
      <text:p text:style-name="P38"><text:span text:style-name="Strong_20_Emphasis">IN WITNESS WHEREOF</text:span>, the Employee has executed this Undertaking as of the date first above written.</text:p>
      <text:p text:style-name="P38"/>
      <text:p text:style-name="P38"/>
      <text:p text:style-name="P97">( <text:span text:style-name="T107">MANJU</text:span><text:span text:style-name="T88"> SINGH </text:span><text:span text:style-name="T67">)</text:span></text:p>
      <text:p text:style-name="P97"/>
      <text:p text:style-name="P114"/>
      <text:p text:style-name="P113"/>
      <text:p text:style-name="P106"/>
      <text:p text:style-name="P106"><text:span text:style-name="T43">Date : </text:span><text:span text:style-name="T74">1</text:span><text:span text:style-name="T88">5</text:span><text:span text:style-name="T43">.</text:span><text:span text:style-name="T68">0</text:span><text:span text:style-name="T88">3</text:span><text:span text:style-name="T43">.202</text:span><text:span text:style-name="T68">5</text:span></text:p>
      <text:p text:style-name="P35"/>
      <text:p text:style-name="P67"><text:span text:style-name="Strong_20_Emphasis">UNDERTAKING</text:span></text:p>
      <text:p text:style-name="P36">This Undertaking is made and entered into on<text:span text:style-name="T12"> </text:span><text:span text:style-name="T28">1</text:span><text:span text:style-name="T30">5</text:span><text:span text:style-name="T10">th</text:span><text:span text:style-name="T28"> </text:span><text:span text:style-name="T30">March</text:span><text:span text:style-name="T25"> </text:span><text:span text:style-name="T13">202</text:span><text:span text:style-name="T25">5</text:span><text:span text:style-name="T12">,</text:span> by and between <text:span text:style-name="T13">Ms. </text:span><text:span text:style-name="T30">Tanvi</text:span><text:span text:style-name="T28"> </text:span><text:span text:style-name="T30">Singh</text:span><text:span text:style-name="T28">, </text:span><text:span text:style-name="T56">House</text:span><text:span text:style-name="T44"> No. </text:span><text:span text:style-name="T48">233</text:span><text:span text:style-name="T44">, </text:span><text:span text:style-name="T48">Ram Nagar</text:span><text:span text:style-name="T44">, </text:span><text:span text:style-name="T89">Near Yashoda Hospital</text:span><text:span text:style-name="T44">. </text:span><text:span text:style-name="T89">Ghaziabad (UP)</text:span><text:span text:style-name="T38">, <text:s/></text:span>hereinafter referred to as the "Employee," and “<text:span text:style-name="T13">Consortium e-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6"><text:span text:style-name="Strong_20_Emphasis">WHEREAS</text:span>, the Employee <text:span text:style-name="T1">was</text:span> employed by the Company in the position of <text:span text:style-name="T78">Commissioning Editor</text:span><text:span text:style-name="T90">;</text:span></text:p>
      <text:p text:style-name="P36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6"><text:span text:style-name="Strong_20_Emphasis">NOW, THEREFORE</text:span>, in consideration of the employment and the mutual covenants contained herein, the Employee agrees to the following:</text:p>
      <text:p text:style-name="P36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26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26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36"><text:span text:style-name="Strong_20_Emphasis">DAMAGES CLAUSE</text:span></text:p>
      <text:p text:style-name="P112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36"><text:span text:style-name="Strong_20_Emphasis">GOVERNING LAW</text:span></text:p>
      <text:p text:style-name="P36">This Undertaking shall be governed by and construed in accordance with the laws of <text:span text:style-name="T43">Delhi High Court </text:span>Jurisdiction.</text:p>
      <text:p text:style-name="P36"><text:span text:style-name="Strong_20_Emphasis">IN WITNESS WHEREOF</text:span>, the Employee has executed this Undertaking as of the date first above written.</text:p>
      <text:p text:style-name="P36"/>
      <text:p text:style-name="P96">( <text:span text:style-name="T88">TANVI SINGH </text:span><text:span text:style-name="T67">)</text:span></text:p>
      <text:p text:style-name="P96"/>
      <text:p text:style-name="P111"/>
      <text:p text:style-name="P110"/>
      <text:p text:style-name="P105"/>
      <text:p text:style-name="P105"><text:span text:style-name="T43">Date : </text:span><text:span text:style-name="T101">06</text:span><text:span text:style-name="T43">.</text:span><text:span text:style-name="T68">0</text:span><text:span text:style-name="T88">3</text:span><text:span text:style-name="T43">.202</text:span><text:span text:style-name="T68">5</text:span></text:p>
      <text:p text:style-name="P33"/>
      <text:p text:style-name="P66"><text:span text:style-name="Strong_20_Emphasis">UNDERTAKING</text:span></text:p>
      <text:p text:style-name="P36">This Undertaking is made and entered into on<text:span text:style-name="T12"> </text:span><text:span text:style-name="T31">06</text:span><text:span text:style-name="T10">th</text:span><text:span text:style-name="T28"> </text:span><text:span text:style-name="T30">March</text:span><text:span text:style-name="T25"> </text:span><text:span text:style-name="T13">202</text:span><text:span text:style-name="T25">5</text:span><text:span text:style-name="T12">,</text:span> by and between <text:span text:style-name="T13">Ms. </text:span><text:span text:style-name="T39">Tashi Gautam</text:span><text:span text:style-name="T40">, </text:span><text:span text:style-name="T58">MIG-2, Indra Puram</text:span><text:span text:style-name="T57">,</text:span><text:span text:style-name="T103"> 88 Kala Khriya, Agra </text:span><text:span text:style-name="T104">Shamshad Road</text:span><text:span text:style-name="T103">, Uttar Pradesh - 282001</text:span><text:span text:style-name="T42">, <text:s/></text:span><text:span text:style-name="T102">hereinafter referred to as the "Employee," and “</text:span><text:span text:style-name="T41">Consortium e-Learning Network Private Limited (Celnet)</text:span><text:span text:style-name="T105">”</text:span><text:span text:style-name="T102"> a having its registered office at </text:span><text:span text:style-name="T105">Office No.</text:span><text:span text:style-name="T1"> 4, First Floor, CSC Pocket-E,Market, Mayur Vihar Phase II, Delhi - 110091</text:span>, hereinafter referred to as the "Company."</text:p>
      <text:p text:style-name="P34"><text:span text:style-name="Strong_20_Emphasis">WHEREAS</text:span>, the Employee <text:span text:style-name="T1">was</text:span> employed by the Company in the position of <text:span text:style-name="T79">Assistant Program Coordinator.</text:span></text:p>
      <text:p text:style-name="P3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4"><text:span text:style-name="Strong_20_Emphasis">NOW, THEREFORE</text:span>, in consideration of the employment and the mutual covenants contained herein, the Employee agrees to the following:</text:p>
      <text:p text:style-name="P34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27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27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34"><text:span text:style-name="Strong_20_Emphasis">DAMAGES CLAUSE</text:span></text:p>
      <text:p text:style-name="P104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34"><text:span text:style-name="Strong_20_Emphasis">GOVERNING LAW</text:span></text:p>
      <text:p text:style-name="P34">This Undertaking shall be governed by and construed in accordance with the laws of <text:span text:style-name="T43">Delhi High Court </text:span>Jurisdiction.</text:p>
      <text:p text:style-name="P34"><text:span text:style-name="Strong_20_Emphasis">IN WITNESS WHEREOF</text:span>, the Employee has executed this Undertaking as of the date first above written.</text:p>
      <text:p text:style-name="P34"/>
      <text:p text:style-name="P95">( <text:span text:style-name="T101">TASHI GAUTAM</text:span><text:span text:style-name="T88"> </text:span><text:span text:style-name="T67">)</text:span></text:p>
      <text:p text:style-name="P95"/>
      <text:p text:style-name="P103"/>
      <text:p text:style-name="P91"/>
      <text:p text:style-name="P89"/>
      <text:p text:style-name="P99"/>
      <text:p text:style-name="P99"><text:tab/><text:tab/><text:tab/><text:tab/><text:tab/><text:tab/><text:tab/><text:tab/><text:tab/><text:tab/><text:span text:style-name="T43">Date : </text:span><text:span text:style-name="T74">11</text:span><text:span text:style-name="T43">.</text:span><text:span text:style-name="T68">01</text:span><text:span text:style-name="T43">.202</text:span><text:span text:style-name="T68">5</text:span></text:p>
      <text:p text:style-name="P29"/>
      <text:p text:style-name="P64"><text:span text:style-name="Strong_20_Emphasis">UNDERTAKING</text:span></text:p>
      <text:p text:style-name="P30">This Undertaking is made and entered into on<text:span text:style-name="T12"> </text:span><text:span text:style-name="T28">11</text:span><text:span text:style-name="T10">th</text:span><text:span text:style-name="T28"> </text:span><text:span text:style-name="T25">Jan </text:span><text:span text:style-name="T13">202</text:span><text:span text:style-name="T25">5</text:span><text:span text:style-name="T12">,</text:span> by and between <text:span text:style-name="T13">Ms. </text:span><text:span text:style-name="T28">Nikita Mishra, </text:span><text:span text:style-name="T44">Flat No. F-105, Sai Apartment 3, </text:span><text:span text:style-name="T73"><text:s/></text:span><text:span text:style-name="T44">Sector 49, Near K.D. Public School, </text:span><text:span text:style-name="T38">Noida, <text:s/>G.B. Nagar (UP) </text:span><text:span text:style-name="T25">- </text:span><text:span text:style-name="T44">201301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0"><text:span text:style-name="Strong_20_Emphasis">WHEREAS</text:span>, the Employee <text:span text:style-name="T1">was</text:span> employed by the Company in the position of <text:span text:style-name="T24">Associate Editor</text:span><text:span text:style-name="T12">;</text:span></text:p>
      <text:p text:style-name="P3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0"><text:span text:style-name="Strong_20_Emphasis">NOW, THEREFORE</text:span>, in consideration of the employment and the mutual covenants contained herein, the Employee agrees to the following:</text:p>
      <text:p text:style-name="P30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28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28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30"><text:span text:style-name="Strong_20_Emphasis">DAMAGES CLAUSE</text:span></text:p>
      <text:p text:style-name="P100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30"><text:span text:style-name="Strong_20_Emphasis">GOVERNING LAW</text:span></text:p>
      <text:p text:style-name="P30">This Undertaking shall be governed by and construed in accordance with the laws of <text:span text:style-name="T43">Delhi High Court </text:span>Jurisdiction.</text:p>
      <text:p text:style-name="P30"><text:span text:style-name="Strong_20_Emphasis">IN WITNESS WHEREOF</text:span>, the Employee has executed this Undertaking as of the date first above written.</text:p>
      <text:p text:style-name="P30"/>
      <text:p text:style-name="P93">(<text:span text:style-name="T72">NIKITA MISHRA</text:span><text:span text:style-name="T67">)</text:span></text:p>
      <text:p text:style-name="P93"/>
      <text:p text:style-name="P89"/>
      <text:p text:style-name="P89"/>
      <text:p text:style-name="P89"><text:soft-page-break/></text:p>
      <text:p text:style-name="P89"/>
      <text:p text:style-name="P89"/>
      <text:p text:style-name="P89"><text:tab/><text:tab/><text:tab/><text:tab/><text:tab/><text:tab/><text:tab/><text:tab/><text:tab/><text:tab/><text:span text:style-name="T43">Date : </text:span><text:span text:style-name="T68">06</text:span><text:span text:style-name="T43">.</text:span><text:span text:style-name="T68">01</text:span><text:span text:style-name="T43">.202</text:span><text:span text:style-name="T68">5</text:span></text:p>
      <text:p text:style-name="P25"/>
      <text:p text:style-name="P63"><text:span text:style-name="Strong_20_Emphasis">UNDERTAKING</text:span></text:p>
      <text:p text:style-name="P27">This Undertaking is made and entered into on<text:span text:style-name="T12"> </text:span><text:span text:style-name="T25">6</text:span><text:span text:style-name="T8">th</text:span><text:span text:style-name="T25"> Jan </text:span><text:span text:style-name="T13">202</text:span><text:span text:style-name="T25">5</text:span><text:span text:style-name="T12">,</text:span> by and between <text:span text:style-name="T13">Ms. </text:span><text:span text:style-name="T25">Sandhya Gou</text:span><text:span text:style-name="T26">t</text:span><text:span text:style-name="T25">am, H.No. 24 Buddh </text:span><text:span text:style-name="T26">B</text:span><text:span text:style-name="T25">ihar, </text:span><text:span text:style-name="T12">Behrampur, <text:s/>Sector - 63</text:span> <text:span text:style-name="T25">Noida, G.B. Nagar - </text:span><text:span text:style-name="T44">201301 </text:span>hereinafter referred to as the "Employee," and “<text:span text:style-name="T25">IT Break Com </text:span><text:span text:style-name="T24">Private Limited</text:span><text:span text:style-name="T1">”</text:span> a having its registered office at <text:span text:style-name="T13">4</text:span><text:span text:style-name="T25">0 National Park, LGF, Lajpat Nagar IV</text:span><text:span text:style-name="T13">, New</text:span><text:span text:style-name="T25"> Delhi - 110024</text:span>, hereinafter referred to as the "Company."</text:p>
      <text:p text:style-name="P26"><text:span text:style-name="Strong_20_Emphasis">WHEREAS</text:span>, the Employee <text:span text:style-name="T1">was</text:span> employed by the Company in the position of <text:span text:style-name="T24">Associate Editor</text:span><text:span text:style-name="T12">;</text:span></text:p>
      <text:p text:style-name="P26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6"><text:span text:style-name="Strong_20_Emphasis">NOW, THEREFORE</text:span>, in consideration of the employment and the mutual covenants contained herein, the Employee agrees to the following:</text:p>
      <text:p text:style-name="P26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29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29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6"><text:span text:style-name="Strong_20_Emphasis">DAMAGES CLAUSE</text:span></text:p>
      <text:p text:style-name="P90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26"><text:span text:style-name="Strong_20_Emphasis">GOVERNING LAW</text:span></text:p>
      <text:p text:style-name="P26">This Undertaking shall be governed by and construed in accordance with the laws of <text:span text:style-name="T43">Delhi High Court </text:span>Jurisdiction.</text:p>
      <text:p text:style-name="P26"><text:span text:style-name="Strong_20_Emphasis">IN WITNESS WHEREOF</text:span>, the Employee has executed this Undertaking as of the date first above written.</text:p>
      <text:p text:style-name="P26"/>
      <text:p text:style-name="P92">(<text:span text:style-name="T69">SANDHYA GOUTAM</text:span><text:span text:style-name="T67">)</text:span></text:p>
      <text:p text:style-name="P92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86"><text:tab/><text:tab/><text:tab/><text:tab/><text:tab/><text:tab/><text:tab/><text:tab/><text:tab/><text:tab/><text:span text:style-name="T43">Date : </text:span><text:span text:style-name="T65">04</text:span><text:span text:style-name="T43">.</text:span><text:span text:style-name="T65">12</text:span><text:span text:style-name="T43">.202</text:span><text:span text:style-name="T53">4</text:span></text:p>
      <text:p text:style-name="P21"/>
      <text:p text:style-name="P62"><text:span text:style-name="Strong_20_Emphasis">UNDERTAKING</text:span></text:p>
      <text:p text:style-name="P23">This Undertaking is made and entered into on<text:span text:style-name="T12"> </text:span><text:span text:style-name="T23">4</text:span><text:span text:style-name="T7">th</text:span><text:span text:style-name="T23"> December 2</text:span><text:span text:style-name="T13">02</text:span><text:span text:style-name="T17">4</text:span><text:span text:style-name="T12">,</text:span> by and between <text:span text:style-name="T13">M</text:span><text:span text:style-name="T22">r/Ms</text:span><text:span text:style-name="T13">. </text:span><text:span text:style-name="T23">Sameer Debnath</text:span><text:span text:style-name="T35">,</text:span><text:span text:style-name="T44"> H.No. </text:span><text:span text:style-name="T35">3/49 Subhash Park, Khora Colony, Ghaziabad,</text:span><text:span text:style-name="T44"> (UP)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2"><text:span text:style-name="Strong_20_Emphasis">WHEREAS</text:span>, the Employee <text:span text:style-name="T1">was</text:span> employed by the Company in the position of <text:span text:style-name="T23">Team Leader</text:span><text:span text:style-name="T65"> in Marketing Department ; </text:span></text:p>
      <text:p text:style-name="P2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2"><text:span text:style-name="Strong_20_Emphasis">NOW, THEREFORE</text:span>, in consideration of the employment and the mutual covenants contained herein, the Employee agrees to the following:</text:p>
      <text:p text:style-name="P22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30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30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2"><text:span text:style-name="Strong_20_Emphasis">DAMAGES CLAUSE</text:span></text:p>
      <text:p text:style-name="P87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22"><text:span text:style-name="Strong_20_Emphasis">GOVERNING LAW</text:span></text:p>
      <text:p text:style-name="P22">This Undertaking shall be governed by and construed in accordance with the laws of <text:span text:style-name="T43">Delhi High Court </text:span>Jurisdiction.</text:p>
      <text:p text:style-name="P22"><text:span text:style-name="Strong_20_Emphasis">IN WITNESS WHEREOF</text:span>, the Employee has executed this Undertaking as of the date first above written.</text:p>
      <text:p text:style-name="P22"/>
      <text:p text:style-name="P52">(<text:span text:style-name="T66">SAMEER DEBNATH</text:span><text:span text:style-name="T62">)</text:span></text:p>
      <text:p text:style-name="P52"/>
      <text:p text:style-name="Standard"/>
      <text:p text:style-name="Standard"><text:soft-page-break/></text:p>
      <text:p text:style-name="Standard"/>
      <text:p text:style-name="Standard"/>
      <text:p text:style-name="P84"><text:tab/><text:tab/><text:tab/><text:tab/><text:tab/><text:tab/><text:tab/><text:tab/><text:tab/><text:tab/><text:span text:style-name="T43">Date : </text:span><text:span text:style-name="T67">21</text:span><text:span text:style-name="T43">.</text:span><text:span text:style-name="T67">12</text:span><text:span text:style-name="T43">.202</text:span><text:span text:style-name="T53">4</text:span></text:p>
      <text:p text:style-name="P19"/>
      <text:p text:style-name="P61"><text:span text:style-name="Strong_20_Emphasis">UNDERTAKING</text:span></text:p>
      <text:p text:style-name="P24">This Undertaking is made and entered into on<text:span text:style-name="T12"> </text:span><text:span text:style-name="T24">21</text:span><text:span text:style-name="T6">st</text:span><text:span text:style-name="T20"> </text:span><text:span text:style-name="T24">Dec</text:span><text:span text:style-name="T18"> </text:span><text:span text:style-name="T13">202</text:span><text:span text:style-name="T17">4</text:span><text:span text:style-name="T12">,</text:span> by and between <text:span text:style-name="T13">Ms. </text:span><text:span text:style-name="T24">Goldi Mishra </text:span><text:span text:style-name="T44">, <text:s text:c="3"/>F-5, Sai Apartment-2, Shyam Lal Colony, Near K.D. Public School, Barola, Sector – 49, Noida – 201301 </text:span>hereinafter referred to as the "Employee," and “<text:span text:style-name="T24">Dhruv Info Systems Private Limited</text:span><text:span text:style-name="T67"> </text:span><text:span text:style-name="T13">(</text:span><text:span text:style-name="T24">Dhruv</text:span><text:span text:style-name="T13">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0"><text:span text:style-name="Strong_20_Emphasis">WHEREAS</text:span>, the Employee <text:span text:style-name="T1">was</text:span> employed by the Company in the position of <text:span text:style-name="T24">Associate Editor</text:span><text:span text:style-name="T12">;</text:span></text:p>
      <text:p text:style-name="P2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0"><text:span text:style-name="Strong_20_Emphasis">NOW, THEREFORE</text:span>, in consideration of the employment and the mutual covenants contained herein, the Employee agrees to the following:</text:p>
      <text:p text:style-name="P20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31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31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20"><text:span text:style-name="Strong_20_Emphasis">DAMAGES CLAUSE</text:span></text:p>
      <text:p text:style-name="P85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20"><text:span text:style-name="Strong_20_Emphasis">GOVERNING LAW</text:span></text:p>
      <text:p text:style-name="P20">This Undertaking shall be governed by and construed in accordance with the laws of <text:span text:style-name="T43">Delhi High Court </text:span>Jurisdiction.</text:p>
      <text:p text:style-name="P20"><text:span text:style-name="Strong_20_Emphasis">IN WITNESS WHEREOF</text:span>, the Employee has executed this Undertaking as of the date first above written.</text:p>
      <text:p text:style-name="P20"/>
      <text:p text:style-name="P51">(<text:span text:style-name="T24">GOLDI MISHRA</text:span><text:span text:style-name="T67">)</text:span></text:p>
      <text:p text:style-name="P51"/>
      <text:p text:style-name="Standard"/>
      <text:p text:style-name="Standard"/>
      <text:p text:style-name="Standard"><text:soft-page-break/></text:p>
      <text:p text:style-name="Standard"><text:tab/><text:tab/><text:tab/><text:tab/><text:tab/><text:tab/><text:tab/><text:tab/><text:tab/><text:tab/><text:span text:style-name="T43">Date : </text:span><text:span text:style-name="T70">09</text:span><text:span text:style-name="T43">.</text:span><text:span text:style-name="T70">01</text:span><text:span text:style-name="T43">.202</text:span><text:span text:style-name="T70">5</text:span></text:p>
      <text:p text:style-name="P1"/>
      <text:p text:style-name="P54"><text:span text:style-name="Strong_20_Emphasis">UNDERTAKING</text:span></text:p>
      <text:p text:style-name="P54"><text:span text:style-name="Strong_20_Emphasis"/></text:p>
      <text:p text:style-name="P28">This Undertaking is made and entered into on <text:span text:style-name="T27">9</text:span><text:span text:style-name="T9">th</text:span><text:span text:style-name="T27"> January </text:span><text:span text:style-name="T13">202</text:span><text:span text:style-name="T27">5</text:span><text:span text:style-name="T12">,</text:span> by and between <text:span text:style-name="T13">Ms. </text:span><text:span text:style-name="T27">Manshi, </text:span>M- 239, Opp. IIMT Hospital, <text:span text:style-name="T27">Ganga Nagar, Meerut(UP) – 250001</text:span><text:span text:style-name="T46">, </text:span>hereinafter referred to as the "<text:span text:style-name="T12">Employee</text:span>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2"><text:span text:style-name="Strong_20_Emphasis">WHEREAS</text:span>, the Employee <text:span text:style-name="T1">was</text:span> employed by the Company in the position of<text:span text:style-name="T12"> </text:span><text:span text:style-name="T21">Associate </text:span><text:span text:style-name="T13">Editor</text:span>;</text:p>
      <text:p text:style-name="P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"><text:span text:style-name="Strong_20_Emphasis">NOW, THEREFORE</text:span>, in consideration of the employment and the mutual covenants contained herein, the Employee agrees to the following:</text:p>
      <text:list text:continue-numbering="true" text:style-name="L1">
        <text:list-item>
          <text:p text:style-name="P132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32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32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2"><text:span text:style-name="Strong_20_Emphasis">DAMAGES CLAUSE</text:span></text:p>
      <text:p text:style-name="P71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2"><text:span text:style-name="Strong_20_Emphasis">GOVERNING LAW</text:span></text:p>
      <text:p text:style-name="P2">This Undertaking shall be governed by and construed in accordance with the laws of <text:span text:style-name="T43">Delhi High Court </text:span>Jurisdiction.</text:p>
      <text:p text:style-name="P2"><text:span text:style-name="Strong_20_Emphasis">IN WITNESS WHEREOF</text:span>, the Employee has executed this Undertaking as of the date first above written.</text:p>
      <text:p text:style-name="P2"/>
      <text:p text:style-name="P44">(<text:span text:style-name="T71">MANSHI</text:span>)</text:p>
      <text:p text:style-name="P44"/>
      <text:p text:style-name="P44"/>
      <text:p text:style-name="P72"/>
      <text:p text:style-name="P72"><text:soft-page-break/><text:tab/><text:tab/><text:tab/><text:tab/><text:tab/><text:tab/><text:tab/><text:tab/><text:tab/><text:tab/><text:span text:style-name="T43">Date : 22.12.2023</text:span></text:p>
      <text:p text:style-name="P3"/>
      <text:p text:style-name="P55"><text:span text:style-name="Strong_20_Emphasis">UNDERTAKING</text:span></text:p>
      <text:p text:style-name="P55"><text:span text:style-name="Strong_20_Emphasis"/></text:p>
      <text:p text:style-name="P5">This Undertaking is made and entered into on <text:span text:style-name="T13">22</text:span><text:span text:style-name="T2">nd</text:span><text:span text:style-name="T13"> December 2023</text:span><text:span text:style-name="T12">,</text:span> by and between <text:span text:style-name="T13">Ms. </text:span><text:span text:style-name="T14">Vaishali Rautela </text:span><text:span text:style-name="T1"><text:s/>R/o H.No. B-252, Uttranchal Vihar (Loni), </text:span><text:span text:style-name="T43">Ghaziabad, Uttar Pradesh - <text:s/>201102</text:span><text:span text:style-name="T46">,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4"><text:span text:style-name="Strong_20_Emphasis">WHEREAS</text:span>, the Employee <text:span text:style-name="T1">was</text:span> employed by the Company in the position of <text:span text:style-name="T14">Editorial Assistant</text:span>;</text:p>
      <text:p text:style-name="P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"><text:span text:style-name="Strong_20_Emphasis">NOW, THEREFORE</text:span>, in consideration of the employment and the mutual covenants contained herein, the Employee agrees to the following:</text:p>
      <text:list text:continue-numbering="true" text:style-name="L1">
        <text:list-item>
          <text:p text:style-name="P133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33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33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4"><text:span text:style-name="Strong_20_Emphasis">DAMAGES CLAUSE</text:span></text:p>
      <text:p text:style-name="P73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4"><text:span text:style-name="Strong_20_Emphasis">GOVERNING LAW</text:span></text:p>
      <text:p text:style-name="P4">This Undertaking shall be governed by and construed in accordance with the laws of <text:span text:style-name="T43">Delhi High Court </text:span>Jurisdiction.</text:p>
      <text:p text:style-name="P4"><text:span text:style-name="Strong_20_Emphasis">IN WITNESS WHEREOF</text:span>, the Employee has executed this Undertaking as of the date first above written.</text:p>
      <text:p text:style-name="P4"/>
      <text:p text:style-name="P45">(<text:span text:style-name="T50">VAISHALI RAUTELA</text:span>)</text:p>
      <text:p text:style-name="P45"/>
      <text:p text:style-name="P45"/>
      <text:p text:style-name="P73"/>
      <text:p text:style-name="P74"><text:soft-page-break/></text:p>
      <text:p text:style-name="P74"><text:tab/><text:tab/><text:tab/><text:tab/><text:tab/><text:tab/><text:tab/><text:tab/><text:tab/><text:tab/><text:span text:style-name="T43">Date : 22.12.2023</text:span></text:p>
      <text:p text:style-name="P6"/>
      <text:p text:style-name="P56"><text:span text:style-name="Strong_20_Emphasis">UNDERTAKING</text:span></text:p>
      <text:p text:style-name="P56"><text:span text:style-name="Strong_20_Emphasis"/></text:p>
      <text:p text:style-name="P7">This Undertaking is made and entered into on <text:span text:style-name="T13">22</text:span><text:span text:style-name="T2">nd</text:span><text:span text:style-name="T13"> December 2023</text:span><text:span text:style-name="T12">,</text:span> by and between <text:span text:style-name="T13">M</text:span><text:span text:style-name="T15">r</text:span><text:span text:style-name="T13">. </text:span><text:span text:style-name="T15">Vishant Kumar</text:span><text:span text:style-name="T1"> R/o </text:span><text:span text:style-name="T45">H.No. 8/1079 Street No. 04, </text:span><text:span text:style-name="T44">Adarsh Nagar, <text:s/>Modinagar, </text:span><text:span text:style-name="T46">Ghaziabad – 201204, Uttar Pradesh, </text:span>hereinafter referred to as the "<text:span text:style-name="T12">Employee</text:span>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7"><text:span text:style-name="Strong_20_Emphasis">WHEREAS</text:span>, the Employee <text:span text:style-name="T1">was</text:span> employed by the Company in the position of <text:span text:style-name="T15">Marketing Research <text:s/>Analyst</text:span><text:span text:style-name="T12">;</text:span></text:p>
      <text:p text:style-name="P7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7"><text:span text:style-name="Strong_20_Emphasis">NOW, THEREFORE</text:span>, in consideration of the employment and the mutual covenants contained herein, the Employee agrees to the following:</text:p>
      <text:list text:continue-numbering="true" text:style-name="L1">
        <text:list-item>
          <text:p text:style-name="P134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34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34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7"><text:span text:style-name="Strong_20_Emphasis">DAMAGES CLAUSE</text:span></text:p>
      <text:p text:style-name="P75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7"><text:span text:style-name="Strong_20_Emphasis">GOVERNING LAW</text:span></text:p>
      <text:p text:style-name="P7">This Undertaking shall be governed by and construed in accordance with the laws of <text:span text:style-name="T43">Delhi High Court </text:span>Jurisdiction.</text:p>
      <text:p text:style-name="P7"><text:span text:style-name="Strong_20_Emphasis">IN WITNESS WHEREOF</text:span>, the Employee has executed this Undertaking as of the date first above written.</text:p>
      <text:p text:style-name="P7"/>
      <text:p text:style-name="P46">(<text:span text:style-name="T51">VISHANT KUMR)</text:span></text:p>
      <text:p text:style-name="P46"/>
      <text:p text:style-name="P46"/>
      <text:p text:style-name="P76"><text:soft-page-break/></text:p>
      <text:p text:style-name="P76"><text:tab/><text:tab/><text:tab/><text:tab/><text:tab/><text:tab/><text:tab/><text:tab/><text:tab/><text:tab/><text:span text:style-name="T43">Date : 22.12.2023</text:span></text:p>
      <text:p text:style-name="P8"/>
      <text:p text:style-name="P57"><text:span text:style-name="Strong_20_Emphasis">UNDERTAKING</text:span></text:p>
      <text:p text:style-name="P57"><text:span text:style-name="Strong_20_Emphasis"/></text:p>
      <text:p text:style-name="P10">This Undertaking is made and entered into on <text:span text:style-name="T16">30</text:span><text:span text:style-name="T3">th</text:span><text:span text:style-name="T16"> </text:span><text:span text:style-name="T13">December 2023</text:span><text:span text:style-name="T12">,</text:span> by and between <text:span text:style-name="T13">M</text:span><text:span text:style-name="T16">s</text:span><text:span text:style-name="T13"> </text:span><text:span text:style-name="T16">Arti </text:span><text:span text:style-name="T1">R/o </text:span><text:span text:style-name="T45">H.No. </text:span>RZF-478/17, BahloL Pur Market, <text:span text:style-name="T45">Sector – 63, Noida 201301</text:span><text:span text:style-name="T46">, Uttar Pradesh, </text:span>hereinafter referred to as the "<text:span text:style-name="T12">Employee</text:span>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9"><text:span text:style-name="Strong_20_Emphasis">WHEREAS</text:span>, the Employee <text:span text:style-name="T1">was</text:span> employed by the Company in the position of <text:span text:style-name="T15">Marketing Research <text:s/>Analyst</text:span><text:span text:style-name="T12">;</text:span></text:p>
      <text:p text:style-name="P9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9"><text:span text:style-name="Strong_20_Emphasis">NOW, THEREFORE</text:span>, in consideration of the employment and the mutual covenants contained herein, the Employee agrees to the following:</text:p>
      <text:list text:continue-numbering="true" text:style-name="L1">
        <text:list-item>
          <text:p text:style-name="P135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35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35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9"><text:span text:style-name="Strong_20_Emphasis">DAMAGES CLAUSE</text:span></text:p>
      <text:p text:style-name="P77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9"><text:span text:style-name="Strong_20_Emphasis">GOVERNING LAW</text:span></text:p>
      <text:p text:style-name="P9">This Undertaking shall be governed by and construed in accordance with the laws of <text:span text:style-name="T43">Delhi High Court </text:span>Jurisdiction.</text:p>
      <text:p text:style-name="P9"><text:span text:style-name="Strong_20_Emphasis">IN WITNESS WHEREOF</text:span>, the Employee has executed this Undertaking as of the date first above written.</text:p>
      <text:p text:style-name="P9"/>
      <text:p text:style-name="P47">( <text:span text:style-name="T52">ARTI ) </text:span></text:p>
      <text:p text:style-name="P47"/>
      <text:p text:style-name="P47"/>
      <text:p text:style-name="P78"><text:soft-page-break/></text:p>
      <text:p text:style-name="P78"/>
      <text:p text:style-name="P78"><text:tab/><text:tab/><text:tab/><text:tab/><text:tab/><text:tab/><text:tab/><text:tab/><text:tab/><text:tab/><text:span text:style-name="T43">Date : 2</text:span><text:span text:style-name="T53">5</text:span><text:span text:style-name="T43">.</text:span><text:span text:style-name="T53">01</text:span><text:span text:style-name="T43">.202</text:span><text:span text:style-name="T53">4</text:span></text:p>
      <text:p text:style-name="P11"/>
      <text:p text:style-name="P58"><text:span text:style-name="Strong_20_Emphasis">UNDERTAKING</text:span></text:p>
      <text:p text:style-name="P58"><text:span text:style-name="Strong_20_Emphasis"/></text:p>
      <text:p text:style-name="P12">This Undertaking is made and entered into on<text:span text:style-name="T12"> </text:span><text:span text:style-name="T17">25</text:span><text:span text:style-name="T4">th</text:span><text:span text:style-name="T17"> January </text:span><text:span text:style-name="T13">202</text:span><text:span text:style-name="T17">4</text:span><text:span text:style-name="T12">,</text:span> by and between <text:span text:style-name="T13">Ms. </text:span><text:span text:style-name="T17">Monika Devi </text:span><text:span text:style-name="T44">D/o Sh. Rakesh Kumar, Village-Baghed (34/104), PO-Mangnoti, </text:span><text:span text:style-name="T54">Dist. Hamirpur, HP </text:span><text:span text:style-name="T36">- </text:span><text:span text:style-name="T54">176040</text:span><text:span text:style-name="T46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2"><text:span text:style-name="Strong_20_Emphasis">WHEREAS</text:span>, the Employee <text:span text:style-name="T1">was</text:span> employed by the Company in the position of <text:span text:style-name="T17">Program Coordinator</text:span>;</text:p>
      <text:p text:style-name="P1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2"><text:span text:style-name="Strong_20_Emphasis">NOW, THEREFORE</text:span>, in consideration of the employment and the mutual covenants contained herein, the Employee agrees to the following:</text:p>
      <text:list text:continue-numbering="true" text:style-name="L1">
        <text:list-item>
          <text:p text:style-name="P136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136"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136"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item>
      </text:list>
      <text:p text:style-name="P12"><text:span text:style-name="Strong_20_Emphasis">DAMAGES CLAUSE</text:span></text:p>
      <text:p text:style-name="P79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12"><text:span text:style-name="Strong_20_Emphasis">GOVERNING LAW</text:span></text:p>
      <text:p text:style-name="P12">This Undertaking shall be governed by and construed in accordance with the laws of <text:span text:style-name="T43">Delhi High Court </text:span>Jurisdiction.</text:p>
      <text:p text:style-name="P12"><text:span text:style-name="Strong_20_Emphasis">IN WITNESS WHEREOF</text:span>, the Employee has executed this Undertaking as of the date first above written.</text:p>
      <text:p text:style-name="P12"/>
      <text:p text:style-name="P48">(<text:span text:style-name="T53">MONIKA DEVI</text:span>)</text:p>
      <text:p text:style-name="P48"/>
      <text:p text:style-name="P48"/>
      <text:p text:style-name="P80"><text:soft-page-break/></text:p>
      <text:p text:style-name="P80"><text:tab/><text:tab/><text:tab/><text:tab/><text:tab/><text:tab/><text:tab/><text:tab/><text:tab/><text:tab/><text:span text:style-name="T43">Date : </text:span><text:span text:style-name="T59">18</text:span><text:span text:style-name="T43">.</text:span><text:span text:style-name="T53">0</text:span><text:span text:style-name="T59">5</text:span><text:span text:style-name="T43">.202</text:span><text:span text:style-name="T53">4</text:span></text:p>
      <text:p text:style-name="P13"/>
      <text:p text:style-name="P59"><text:span text:style-name="Strong_20_Emphasis">UNDERTAKING</text:span></text:p>
      <text:p text:style-name="P14">This Undertaking is made and entered into on<text:span text:style-name="T12"> </text:span><text:span text:style-name="T18">18</text:span><text:span text:style-name="T5">th</text:span><text:span text:style-name="T18"> May </text:span><text:span text:style-name="T13">202</text:span><text:span text:style-name="T17">4</text:span><text:span text:style-name="T12">,</text:span> by and between <text:span text:style-name="T13">Ms. </text:span><text:span text:style-name="T18">Tanya Jamwal </text:span><text:span text:style-name="T44">D/o J.S. Jamwal, H.No. 151, Pocket 1, </text:span><text:span text:style-name="T37">Sector – 23, Rohini, New Delhi – 110085,</text:span><text:span text:style-name="T46">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4"><text:span text:style-name="Strong_20_Emphasis">WHEREAS</text:span>, the Employee <text:span text:style-name="T1">was</text:span> employed by the Company in the position of <text:span text:style-name="T17">Program </text:span><text:span text:style-name="T18">Manager</text:span>;</text:p>
      <text:p text:style-name="P1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5"><text:span text:style-name="Strong_20_Emphasis">NOW, THEREFORE</text:span>, in consideration of the employment and the mutual covenants contained herein, the Employee agrees to the following:</text:p>
      <text:p text:style-name="P15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37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37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14"><text:span text:style-name="Strong_20_Emphasis">DAMAGES CLAUSE</text:span></text:p>
      <text:p text:style-name="P81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14"><text:span text:style-name="Strong_20_Emphasis">GOVERNING LAW</text:span></text:p>
      <text:p text:style-name="P14">This Undertaking shall be governed by and construed in accordance with the laws of <text:span text:style-name="T43">Delhi High Court </text:span>Jurisdiction.</text:p>
      <text:p text:style-name="P14"><text:span text:style-name="Strong_20_Emphasis">IN WITNESS WHEREOF</text:span>, the Employee has executed this Undertaking as of the date first above written.</text:p>
      <text:p text:style-name="P14"/>
      <text:p text:style-name="P49">(<text:span text:style-name="T60">TANYA JAMWAL</text:span>)</text:p>
      <text:p text:style-name="P49"/>
      <text:p text:style-name="P49"/>
      <text:p text:style-name="P49"/>
      <text:p text:style-name="P82"/>
      <text:p text:style-name="P82"><text:soft-page-break/></text:p>
      <text:p text:style-name="P82"/>
      <text:p text:style-name="P82"><text:tab/><text:tab/><text:tab/><text:tab/><text:tab/><text:tab/><text:tab/><text:tab/><text:tab/><text:tab/><text:span text:style-name="T43">Date : </text:span><text:span text:style-name="T61">20</text:span><text:span text:style-name="T43">.</text:span><text:span text:style-name="T53">0</text:span><text:span text:style-name="T59">5</text:span><text:span text:style-name="T43">.202</text:span><text:span text:style-name="T53">4</text:span></text:p>
      <text:p text:style-name="P16"/>
      <text:p text:style-name="P60"><text:span text:style-name="Strong_20_Emphasis">UNDERTAKING</text:span></text:p>
      <text:p text:style-name="P18">This Undertaking is made and entered into on<text:span text:style-name="T12"> </text:span><text:span text:style-name="T19">20</text:span><text:span text:style-name="T5">th</text:span><text:span text:style-name="T18"> May </text:span><text:span text:style-name="T13">202</text:span><text:span text:style-name="T17">4</text:span><text:span text:style-name="T12">,</text:span> by and between <text:span text:style-name="T13">Ms. </text:span><text:span text:style-name="T19">Aakash Kumar Singh </text:span><text:span text:style-name="T18"><text:s/></text:span><text:span text:style-name="T55">S</text:span><text:span text:style-name="T19">/</text:span><text:span text:style-name="T44">D/o </text:span><text:span text:style-name="T47">Neeraj Kumar Singh</text:span><text:span text:style-name="T44">, H.No. 210, Gandhi Road, Shakti Nagar, Chandausi, Sambhal, Uttar Pradesh 202412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7"><text:span text:style-name="Strong_20_Emphasis">WHEREAS</text:span>, the Employee <text:span text:style-name="T1">was</text:span> employed by the Company in the position of <text:span text:style-name="T19">Senior Executive Marketing</text:span><text:span text:style-name="T12">;</text:span></text:p>
      <text:p text:style-name="P17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7"><text:span text:style-name="Strong_20_Emphasis">NOW, THEREFORE</text:span>, in consideration of the employment and the mutual covenants contained herein, the Employee agrees to the following:</text:p>
      <text:p text:style-name="P17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62257711569720" text:continue-numbering="true" text:style-name="L1">
        <text:list-header>
          <text:p text:style-name="P138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38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17"><text:span text:style-name="Strong_20_Emphasis">DAMAGES CLAUSE</text:span></text:p>
      <text:p text:style-name="P83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17"><text:span text:style-name="Strong_20_Emphasis">GOVERNING LAW</text:span></text:p>
      <text:p text:style-name="P17">This Undertaking shall be governed by and construed in accordance with the laws of <text:span text:style-name="T43">Delhi High Court </text:span>Jurisdiction.</text:p>
      <text:p text:style-name="P17"><text:span text:style-name="Strong_20_Emphasis">IN WITNESS WHEREOF</text:span>, the Employee has executed this Undertaking as of the date first above written.</text:p>
      <text:p text:style-name="P17"/>
      <text:p text:style-name="P50">(<text:span text:style-name="T61">AAKASH KUMAR SINGH</text:span>)</text:p>
      <text:p text:style-name="P50"/>
      <text:p text:style-name="P49"/>
      <text:p text:style-name="P49"/>
      <text:p text:style-name="P49"><text:soft-page-break/><text:span text:style-name="Strong_20_Emphasis"/></text:p>
      <text:p text:style-name="P49"><text:span text:style-name="Strong_20_Emphasis"/></text:p>
      <text:p text:style-name="P53"><text:span text:style-name="Strong_20_Emphasis">UNDERTAKING</text:span></text:p>
      <text:p text:style-name="P53"><text:span text:style-name="Strong_20_Emphasis"/></text:p>
      <text:p text:style-name="Text_20_body">I, <text:span text:style-name="T63">__________________________</text:span> holding the position of <text:span text:style-name="T63">___________________ , Consortium eLearning Network Private Limited</text:span>, do hereby solemnly affirm and undertake as follows:</text:p>
      <text:list text:style-name="L2">
        <text:list-item>
          <text:p text:style-name="P143"><text:span text:style-name="Strong_20_Emphasis">KRA and Task Completion</text:span>: I acknowledge that my role and responsibilities include achieving Key Res<text:span text:style-name="T64">ponsibilities </text:span>Areas (KRAs) and completing the tasks assigned to me in a timely and efficient manner as per the expectations set by the company.</text:p>
        </text:list-item>
        <text:list-item>
          <text:p text:style-name="P143"><text:span text:style-name="Strong_20_Emphasis">Non-fulfillment of Responsibilities</text:span>: I understand that if I fail to meet the set KRAs, or do not complete my tasks/work within the agreed-upon timelines, it will be a breach of my professional duties and responsibilities.</text:p>
        </text:list-item>
        <text:list-item>
          <text:p text:style-name="P143"><text:span text:style-name="Strong_20_Emphasis">Salary and Compensation</text:span>: I hereby commit that, in the event of my failure to fulfill my KRAs or complete my assigned tasks/work within the designated time, I will not request or claim any salary, compensation, or any other financial benefit for that period or time frame in which my performance was subpar or incomplete.</text:p>
        </text:list-item>
        <text:list-item>
          <text:p text:style-name="P143"><text:span text:style-name="Strong_20_Emphasis">Acknowledgment of Accountability</text:span>: I understand that this undertaking holds me accountable for my work and performance and that non-fulfillment of duties may also lead to disciplinary actions as per the company’s policies.</text:p>
        </text:list-item>
      </text:list>
      <text:p text:style-name="Text_20_body">This undertaking is executed voluntarily and with full understanding of its implications.</text:p>
      <text:p text:style-name="Text_20_body"><text:span text:style-name="Strong_20_Emphasis"/></text:p>
      <text:p text:style-name="Text_20_body"><text:span text:style-name="Strong_20_Emphasis">Date</text:span>: <text:span text:style-name="T63">_______________</text:span><text:line-break/><text:span text:style-name="Strong_20_Emphasis">Employee Name</text:span>: <text:span text:style-name="T63">___________________</text:span><text:line-break/><text:span text:style-name="Strong_20_Emphasis">Employee ID</text:span>: <text:span text:style-name="T63">______________________</text:span><text:line-break/><text:span text:style-name="Strong_20_Emphasis">Signature</text:span>: _________________________</text:p>
      <text:p text:style-name="Text_20_body"><text:span text:style-name="Strong_20_Emphasis"/></text:p>
      <text:p text:style-name="P88"><text:span text:style-name="Strong_20_Emphasis">Authorized Company Representative</text:span>:<text:line-break/>Name: <text:span text:style-name="T63">___________________________</text:span></text:p>
      <text:p text:style-name="P88">Designation:<text:span text:style-name="T63">_______________________</text:span><text:line-break/>Signature: ________________________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101"/>
      <text:p text:style-name="P101"><text:tab/><text:tab/><text:tab/><text:tab/><text:tab/><text:tab/><text:tab/><text:tab/><text:tab/><text:tab/><text:span text:style-name="T43">Date : </text:span><text:span text:style-name="T74">1</text:span><text:span text:style-name="T75">8</text:span><text:span text:style-name="T43">.</text:span><text:span text:style-name="T68">01</text:span><text:span text:style-name="T43">.202</text:span><text:span text:style-name="T68">5</text:span></text:p>
      <text:p text:style-name="P31"/>
      <text:p text:style-name="P65"><text:span text:style-name="Strong_20_Emphasis">UNDERTAKING</text:span></text:p>
      <text:p text:style-name="P32">This Undertaking is made and entered into on<text:span text:style-name="T12"> </text:span><text:span text:style-name="T28">1</text:span><text:span text:style-name="T29">3</text:span><text:span text:style-name="T10">th</text:span><text:span text:style-name="T28"> </text:span><text:span text:style-name="T25">Jan </text:span><text:span text:style-name="T13">202</text:span><text:span text:style-name="T25">5</text:span><text:span text:style-name="T12">,</text:span> by and between <text:span text:style-name="T13">M</text:span><text:span text:style-name="T29">r</text:span><text:span text:style-name="T13">. </text:span><text:span text:style-name="T29">Bhavya</text:span><text:span text:style-name="T28"> </text:span><text:span text:style-name="T77">S/o Surya Prakas</text:span><text:bookmark text:name="__DdeLink__7177_219265771"/><text:span text:style-name="T77">h </text:span><text:span text:style-name="T76">H.No. 15/286, Nehru Road, </text:span><text:span text:style-name="T77">Baraut, Bhaghpat – 250611 (UP)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32"><text:span text:style-name="Strong_20_Emphasis">WHEREAS</text:span>, the Employee <text:span text:style-name="T1">was</text:span> employed by the Company in the position of <text:span text:style-name="T24">Associate Editor</text:span><text:span text:style-name="T12">;</text:span></text:p>
      <text:p text:style-name="P3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32"><text:span text:style-name="Strong_20_Emphasis">NOW, THEREFORE</text:span>, in consideration of the employment and the mutual covenants contained herein, the Employee agrees to the following:</text:p>
      <text:p text:style-name="P32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list="list162257711569720" text:style-name="L1">
        <text:list-header>
          <text:p text:style-name="P139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39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32"><text:span text:style-name="Strong_20_Emphasis">DAMAGES CLAUSE</text:span></text:p>
      <text:p text:style-name="P102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32"><text:span text:style-name="Strong_20_Emphasis">GOVERNING LAW</text:span></text:p>
      <text:p text:style-name="P32">This Undertaking shall be governed by and construed in accordance with the laws of <text:span text:style-name="T43">Delhi High Court </text:span>Jurisdiction.</text:p>
      <text:p text:style-name="P32"><text:span text:style-name="Strong_20_Emphasis">IN WITNESS WHEREOF</text:span>, the Employee has executed this Undertaking as of the date first above written.</text:p>
      <text:p text:style-name="P32"/>
      <text:p text:style-name="P94">(<text:span text:style-name="T87">BHAVYA</text:span><text:span text:style-name="T67">)</text:span></text:p>
      <text:p text:style-name="P94"/>
      <text:p text:style-name="P49"/>
      <text:p text:style-name="P49"/>
      <text:p text:style-name="P49"><text:soft-page-break/></text:p>
      <text:p text:style-name="P118"><text:tab/><text:tab/><text:tab/><text:tab/><text:tab/><text:tab/><text:tab/><text:tab/><text:tab/><text:tab/><text:span text:style-name="T43">Date : </text:span><text:span text:style-name="T110">25</text:span><text:span text:style-name="T43">.</text:span><text:span text:style-name="T68">0</text:span><text:span text:style-name="T110">4</text:span><text:span text:style-name="T43">.202</text:span><text:span text:style-name="T68">5</text:span></text:p>
      <text:p text:style-name="P41"/>
      <text:p text:style-name="P70"><text:span text:style-name="Strong_20_Emphasis">UNDERTAKING</text:span></text:p>
      <text:p text:style-name="P42">This Undertaking is made and entered into on<text:span text:style-name="T12"> </text:span><text:span text:style-name="T33">25</text:span><text:span text:style-name="T10">th</text:span><text:span text:style-name="T28"> </text:span><text:span text:style-name="T33">April</text:span><text:span text:style-name="T25"> </text:span><text:span text:style-name="T13">202</text:span><text:span text:style-name="T25">5</text:span><text:span text:style-name="T12">,</text:span> by and between <text:span text:style-name="T33">Mr. Shivam Sharma,</text:span><text:span text:style-name="T110"> ‘Associate Editor’</text:span><text:span text:style-name="T77">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42"><text:span text:style-name="Strong_20_Emphasis">WHEREAS</text:span>, the Employee <text:span text:style-name="T1">was</text:span> employed by the Company in the position of <text:span text:style-name="T24">Associate Editor</text:span><text:span text:style-name="T12">;</text:span></text:p>
      <text:p text:style-name="P4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42"><text:span text:style-name="Strong_20_Emphasis">NOW, THEREFORE</text:span>, in consideration of the employment and the mutual covenants contained herein, the Employee agrees to the following:</text:p>
      <text:p text:style-name="P42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40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40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42"><text:span text:style-name="Strong_20_Emphasis">DAMAGES CLAUSE</text:span></text:p>
      <text:p text:style-name="P119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42"><text:span text:style-name="Strong_20_Emphasis">GOVERNING LAW</text:span></text:p>
      <text:p text:style-name="P42">This Undertaking shall be governed by and construed in accordance with the laws of <text:span text:style-name="T43">Delhi High Court </text:span>Jurisdiction.</text:p>
      <text:p text:style-name="P42"><text:span text:style-name="Strong_20_Emphasis">IN WITNESS WHEREOF</text:span>, the Employee has executed this Undertaking as of the date first above written.</text:p>
      <text:p text:style-name="P42"/>
      <text:p text:style-name="P144">(<text:span text:style-name="T110">Mr. Shivam Sharma</text:span><text:span text:style-name="T67">)</text:span></text:p>
      <text:p text:style-name="P144"/>
      <text:p text:style-name="P144"/>
      <text:p text:style-name="P144"/>
      <text:p text:style-name="P123"><text:soft-page-break/><text:span text:style-name="T43">Date : </text:span><text:span text:style-name="T111">26</text:span><text:span text:style-name="T43">.</text:span><text:span text:style-name="T68">0</text:span><text:span text:style-name="T110">4</text:span><text:span text:style-name="T43">.202</text:span><text:span text:style-name="T68">5</text:span></text:p>
      <text:p text:style-name="P122"/>
      <text:p text:style-name="P146"><text:span text:style-name="Strong_20_Emphasis">UNDERTAKING</text:span></text:p>
      <text:p text:style-name="P142">This Undertaking is made and entered into on<text:span text:style-name="T12"> </text:span><text:span text:style-name="T33">2</text:span><text:span text:style-name="T34">6</text:span><text:span text:style-name="T10">th</text:span><text:span text:style-name="T28"> </text:span><text:span text:style-name="T33">April</text:span><text:span text:style-name="T25"> </text:span><text:span text:style-name="T13">202</text:span><text:span text:style-name="T25">5</text:span><text:span text:style-name="T12">,</text:span> by and between <text:span text:style-name="T34">Ms. Pooja Kumari</text:span><text:span text:style-name="T33"> ,</text:span><text:span text:style-name="T110"> ‘Associate Editor’</text:span><text:span text:style-name="T77"> </text:span>hereinafter referred to as the "Employee," and “<text:span text:style-name="T13">Consortium eLearning Network Private Limited (Celnet)</text:span><text:span text:style-name="T1">”</text:span> a having its registered office at <text:span text:style-name="T1">Office No. 4, First Floor, CSC Pocket-E, Market, Mayur Vihar Phase II, Delhi - 110091</text:span>, hereinafter referred to as the "Company."</text:p>
      <text:p text:style-name="P142"><text:span text:style-name="Strong_20_Emphasis">WHEREAS</text:span>, the Employee <text:span text:style-name="T1">was</text:span> employed by the Company in the position of <text:span text:style-name="T24">Associate Editor</text:span><text:span text:style-name="T12">;</text:span></text:p>
      <text:p text:style-name="P14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42"><text:span text:style-name="Strong_20_Emphasis">NOW, THEREFORE</text:span>, in consideration of the employment and the mutual covenants contained herein, the Employee agrees to the following:</text:p>
      <text:p text:style-name="P142"><text:span text:style-name="Strong_20_Emphasis"><text:span text:style-name="T60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text:continue-numbering="true" text:style-name="L1">
        <text:list-header>
          <text:p text:style-name="P141"><text:span text:style-name="Strong_20_Emphasis"><text:span text:style-name="T60">02 </text:span></text:span><text:span text:style-name="Strong_20_Emphasis">Non-Compete:</text:span> <text:span text:style-name="T1">After </text:span>the term of employment and for a period of <text:span text:style-name="T13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141"><text:span text:style-name="Strong_20_Emphasis"><text:span text:style-name="T60">03 </text:span></text:span><text:span text:style-name="Strong_20_Emphasis">Non-Solicitation:</text:span> The Employee agrees not to solicit or attempt to solicit any clients, customers, or employees of the Company for a period of <text:span text:style-name="T13">One Year </text:span>after the <text:span text:style-name="T1">Resignation / T</text:span>ermination of employment.</text:p>
        </text:list-header>
      </text:list>
      <text:p text:style-name="P142"><text:span text:style-name="Strong_20_Emphasis">DAMAGES CLAUSE</text:span></text:p>
      <text:p text:style-name="P147">In the event of a breach of any of the above terms and conditions, the Employee agrees to pay a sum of Rs. 10 Lakh (Rupees Ten Lakh only) to the Company as liquidated damages, <text:span text:style-name="T49">as a compensation</text:span>.</text:p>
      <text:p text:style-name="P142"><text:span text:style-name="Strong_20_Emphasis">GOVERNING LAW</text:span></text:p>
      <text:p text:style-name="P142">This Undertaking shall be governed by and construed in accordance with the laws of <text:span text:style-name="T43">Delhi High Court </text:span>Jurisdiction.</text:p>
      <text:p text:style-name="P142"><text:span text:style-name="Strong_20_Emphasis">IN WITNESS WHEREOF</text:span>, the Employee has executed this Undertaking as of the date first above written.</text:p>
      <text:p text:style-name="P142"/>
      <text:p text:style-name="P145">(<text:span text:style-name="T111">Ms. Pooja Kumari</text:span><text:span text:style-name="T67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6:18:17.673356059</meta:creation-date>
    <dc:date>2025-04-26T16:22:54.241000000</dc:date>
    <meta:editing-duration>PT7H14M53S</meta:editing-duration>
    <meta:editing-cycles>51</meta:editing-cycles>
    <meta:generator>LibreOffice/24.2.4.2$Windows_X86_64 LibreOffice_project/51a6219feb6075d9a4c46691dcfe0cd9c4fff3c2</meta:generator>
    <meta:print-date>2025-04-26T16:22:33.132000000</meta:print-date>
    <meta:document-statistic meta:table-count="0" meta:image-count="0" meta:object-count="0" meta:page-count="20" meta:paragraph-count="279" meta:word-count="5883" meta:character-count="38135" meta:non-whitespace-character-count="32336"/>
  </office:meta>
</office:document-meta>
</file>